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UnicodeMS" svg:font-family="ArialUnicodeMS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0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7.925cm"/>
    </style:style>
    <style:style style:name="co5" style:family="table-column">
      <style:table-column-properties fo:break-before="auto" style:column-width="2.044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03cm"/>
    </style:style>
    <style:style style:name="co11" style:family="table-column">
      <style:table-column-properties fo:break-before="auto" style:column-width="4.295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2.448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4.3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1.251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2.762cm" fo:break-before="auto" style:use-optimal-row-height="true"/>
    </style:style>
    <style:style style:name="ro10" style:family="table-row">
      <style:table-row-properties style:row-height="1.954cm" fo:break-before="auto" style:use-optimal-row-height="true"/>
    </style:style>
    <style:style style:name="ro11" style:family="table-row">
      <style:table-row-properties style:row-height="3.0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color="#000000" style:font-name="Arial" fo:language="none" fo:country="none" style:font-name-asian="ArialUnicodeMS" style:language-asian="none" style:country-asian="none" style:font-name-complex="ArialUnicodeMS" style:language-complex="none" style:country-complex="none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bold" style:font-name-complex="ArialUnicodeM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shrink-to-fit="tru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justify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shrink-to-fit="true"/>
      <style:text-properties style:font-name="Arial"/>
    </style:style>
    <style:style style:name="ce13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font-name-asian="ArialUnicodeMS" style:font-name-complex="ArialUnicodeMS" style:font-weight-asian="normal" style:font-weight-complex="normal" style:font-style-asian="normal" style:font-style-complex="normal" style:letter-kerning="true" style:font-size-asian="14pt" style:font-size-complex="14pt"/>
    </style:style>
    <style:style style:name="T3" style:family="text">
      <style:text-properties fo:color="#000000"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UnicodeMS" fo:font-weight="normal" fo:font-style="normal" style:letter-kerning="true" style:font-name-asian="ArialUnicodeMS" style:font-name-complex="ArialUnicodeMS" style:font-weight-asian="normal" style:font-weight-complex="normal" style:font-style-asian="normal" style:font-style-complex="normal" fo:font-size="10pt" style:font-size-asian="10pt" style:font-size-complex="10pt"/>
    </style:style>
    <style:style style:name="T5" style:family="text">
      <style:text-properties fo:color="#000000" style:font-name="ArialUnicodeMS" fo:font-weight="normal" fo:font-style="normal" style:letter-kerning="true" style:font-name-asian="ArialUnicodeMS" style:font-name-complex="ArialUnicodeMS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 fo:color="#0563c1"/>
    </style:style>
    <style:style style:name="T7" style:family="text">
      <style:text-properties fo:color="#0563c1"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8155_es17_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ze_in_kb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ar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4600328-0CC3-47B8-8EF1-B192C39E3E1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key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7D4029-0F5B-41C8-AE7E-F6C023A02B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r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1B72D4D-71E0-4CBF-9B8E-236381CFF17A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a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b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recovery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15749816-fc4a-42cb-ba42-1e8d26806d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.spars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irmware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B9717070-687C-4031-8FB2-DE225BA9E7B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userdata</text:p>
          </table:table-cell>
          <table:table-cell office:value-type="float" office:value="4048576" calcext:value-type="float">
            <text:p>4048576</text:p>
          </table:table-cell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recovery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2fd31ba9-afbd-4667-8356-4262fb4be3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a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b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recovery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a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a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b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b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b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userdata</text:p>
          </table:table-cell>
          <table:table-cell office:value-type="float" office:value="12582912" calcext:value-type="float">
            <text:p>12582912</text:p>
          </table:table-cell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a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b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DE1604B-D68B-4BD4-973D-962AE7A1ED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cd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dd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recovery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8B27C4C-4B5B-8AB2-502F-A792B590A8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recovery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832EA16-8B0D-4398-A67B-EBB30EF98E7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a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11D2A7C-D82A-4C2F-8A01-1805240E66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b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p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/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sa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9E8101-05FA-46B7-82AA-8D58770D200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loade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A9A5C4C-4F1F-7D3A-014A-22BD33BF71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dum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5AF80809-AABB-4943-9168-CDFC387425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torse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2DB45FE-AD1B-4CB6-AECC-0042C637DEF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or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oe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qt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6C6F05-EB46-4C0A-A1A3-3648EF3F9D0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ecd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.dat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fv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0c23c26-c3f9-4a19-bb38-1e457daceb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content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12d830b-7f62-4f0b-b48a-8178c5bf3ac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modemst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BBEADAF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modemst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A288B1F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fsg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38FF8E2-22C9-E33B-8F5D-0E81686A68C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fs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7B90A16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</table:table>
      <table:table table:name="8155_6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Default"/>
        <table:table-column table:style-name="co11" table:visibility="collapse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 in 829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ze_in_kb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<text:span text:style-name="T1">Missing in </text:span>8155_example</text:p>
          </table:table-cell>
          <table:table-cell office:value-type="string" calcext:value-type="string">
            <text:p><text:span text:style-name="T1">Missing in </text:span>8295_exampl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2];[$8155_es17_example.$B$2:$8155_es17_example.$B$257];1;0));[.B2];&quot;&quot;)">
            <text:p/>
          </table:table-cell>
          <table:table-cell table:formula="of:==IF(ISERROR(VLOOKUP([.B2];[$8295_example.$C$2:$8295_example.$C$257];1;0));[.B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4600328-0CC3-47B8-8EF1-B192C39E3E1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3];[$8155_es17_example.$B$2:$8155_es17_example.$B$257];1;0));[.B3];&quot;&quot;)">
            <text:p/>
          </table:table-cell>
          <table:table-cell table:formula="of:==IF(ISERROR(VLOOKUP([.B3];[$8295_example.$C$2:$8295_example.$C$257];1;0));[.B3]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key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7D4029-0F5B-41C8-AE7E-F6C023A02B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4];[$8155_es17_example.$B$2:$8155_es17_example.$B$257];1;0));[.B4];&quot;&quot;)">
            <text:p/>
          </table:table-cell>
          <table:table-cell table:formula="of:==IF(ISERROR(VLOOKUP([.B4];[$8295_example.$C$2:$8295_example.$C$257];1;0));[.B4];&quot;&quot;)" office:value-type="string" office:string-value="keystore" calcext:value-type="string">
            <text:p>keystore</text:p>
          </table:table-cell>
          <table:table-cell table:style-name="ce3"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fr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1B72D4D-71E0-4CBF-9B8E-236381CFF17A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5];[$8155_es17_example.$B$2:$8155_es17_example.$B$257];1;0));[.B5];&quot;&quot;)">
            <text:p/>
          </table:table-cell>
          <table:table-cell table:formula="of:==IF(ISERROR(VLOOKUP([.B5];[$8295_example.$C$2:$8295_example.$C$257];1;0));[.B5];&quot;&quot;)" office:value-type="string" office:string-value="frp" calcext:value-type="string">
            <text:p>frp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B6];[$8155_es17_example.$B$2:$8155_es17_example.$B$257];1;0));[.B6];&quot;&quot;)">
            <text:p/>
          </table:table-cell>
          <table:table-cell table:formula="of:==IF(ISERROR(VLOOKUP([.B6];[$8295_example.$C$2:$8295_example.$C$257];1;0));[.B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ystem_a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7];[$8155_es17_example.$B$2:$8155_es17_example.$B$257];1;0));[.B7];&quot;&quot;)">
            <text:p/>
          </table:table-cell>
          <table:table-cell table:formula="of:==IF(ISERROR(VLOOKUP([.B7];[$8295_example.$C$2:$8295_example.$C$257];1;0));[.B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ystem_b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8];[$8155_es17_example.$B$2:$8155_es17_example.$B$257];1;0));[.B8];&quot;&quot;)">
            <text:p/>
          </table:table-cell>
          <table:table-cell table:formula="of:==IF(ISERROR(VLOOKUP([.B8];[$8295_example.$C$2:$8295_example.$C$257];1;0));[.B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persis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_qnx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9];[$8155_es17_example.$B$2:$8155_es17_example.$B$257];1;0));[.B9];&quot;&quot;)">
            <text:p/>
          </table:table-cell>
          <table:table-cell table:formula="of:==IF(ISERROR(VLOOKUP([.B9];[$8295_example.$C$2:$8295_example.$C$257];1;0));[.B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userdata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table:formula="of:==IF(ISERROR(VLOOKUP([.B10];[$8155_es17_example.$B$2:$8155_es17_example.$B$257];1;0));[.B10];&quot;&quot;)">
            <text:p/>
          </table:table-cell>
          <table:table-cell table:formula="of:==IF(ISERROR(VLOOKUP([.B10];[$8295_example.$C$2:$8295_example.$C$257];1;0));[.B1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firmware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B9717070-687C-4031-8FB2-DE225BA9E7B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1];[$8155_es17_example.$B$2:$8155_es17_example.$B$257];1;0));[.B11];&quot;&quot;)">
            <text:p/>
          </table:table-cell>
          <table:table-cell table:formula="of:==IF(ISERROR(VLOOKUP([.B11];[$8295_example.$C$2:$8295_example.$C$257];1;0));[.B11];&quot;&quot;)" office:value-type="string" office:string-value="firmware" calcext:value-type="string">
            <text:p>firmwar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B12];[$8155_es17_example.$B$2:$8155_es17_example.$B$257];1;0));[.B12];&quot;&quot;)">
            <text:p/>
          </table:table-cell>
          <table:table-cell table:formula="of:==IF(ISERROR(VLOOKUP([.B12];[$8295_example.$C$2:$8295_example.$C$257];1;0));[.B1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B13];[$8155_es17_example.$B$2:$8155_es17_example.$B$257];1;0));[.B13];&quot;&quot;)">
            <text:p/>
          </table:table-cell>
          <table:table-cell table:formula="of:==IF(ISERROR(VLOOKUP([.B13];[$8295_example.$C$2:$8295_example.$C$257];1;0));[.B1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ifs2_recovery</text:p>
          </table:table-cell>
          <table:table-cell office:value-type="float" office:value="512000" calcext:value-type="float">
            <text:p>512000</text:p>
          </table:table-cell>
          <table:table-cell office:value-type="string" calcext:value-type="string">
            <text:p>2fd31ba9-afbd-4667-8356-4262fb4be3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os_la.img</text:p>
          </table:table-cell>
          <table:table-cell/>
          <table:table-cell table:formula="of:==IF(ISERROR(VLOOKUP([.B14];[$8155_es17_example.$B$2:$8155_es17_example.$B$257];1;0));[.B14];&quot;&quot;)">
            <text:p/>
          </table:table-cell>
          <table:table-cell table:formula="of:==IF(ISERROR(VLOOKUP([.B14];[$8295_example.$C$2:$8295_example.$C$257];1;0));[.B14];&quot;&quot;)" office:value-type="string" office:string-value="ifs2_recovery" calcext:value-type="string">
            <text:p>ifs2_recovery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android_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8F2FCB6-4D53-4127-9281-005A8C9E9AD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ndroid_image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5];[$8155_es17_example.$B$2:$8155_es17_example.$B$257];1;0));[.B15];&quot;&quot;)" office:value-type="string" office:string-value="android_boot_a" calcext:value-type="string">
            <text:p>android_boot_a</text:p>
          </table:table-cell>
          <table:table-cell table:formula="of:==IF(ISERROR(VLOOKUP([.B15];[$8295_example.$C$2:$8295_example.$C$257];1;0));[.B1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android_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8F2FCB6-4D53-4127-9281-005A8C9E9AD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ndroid_image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6];[$8155_es17_example.$B$2:$8155_es17_example.$B$257];1;0));[.B16];&quot;&quot;)" office:value-type="string" office:string-value="android_boot_b" calcext:value-type="string">
            <text:p>android_boot_b</text:p>
          </table:table-cell>
          <table:table-cell table:formula="of:==IF(ISERROR(VLOOKUP([.B16];[$8295_example.$C$2:$8295_example.$C$257];1;0));[.B1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ota_update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E6F5765D-A5F5-43C7-946F-2AF1F523A3A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17];[$8155_es17_example.$B$2:$8155_es17_example.$B$257];1;0));[.B17];&quot;&quot;)" office:value-type="string" office:string-value="ota_update" calcext:value-type="string">
            <text:p>ota_update</text:p>
          </table:table-cell>
          <table:table-cell table:formula="of:==IF(ISERROR(VLOOKUP([.B17];[$8295_example.$C$2:$8295_example.$C$257];1;0));[.B17];&quot;&quot;)" office:value-type="string" office:string-value="ota_update" calcext:value-type="string">
            <text:p>ota_updat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a</text:p>
          </table:table-cell>
          <table:table-cell office:value-type="string" calcext:value-type="string">
            <text:p>la_system_a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18];[$8155_es17_example.$B$2:$8155_es17_example.$B$257];1;0));[.B18];&quot;&quot;)">
            <text:p/>
          </table:table-cell>
          <table:table-cell table:formula="of:==IF(ISERROR(VLOOKUP([.B18];[$8295_example.$C$2:$8295_example.$C$257];1;0));[.B1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9];[$8155_es17_example.$B$2:$8155_es17_example.$B$257];1;0));[.B19];&quot;&quot;)">
            <text:p/>
          </table:table-cell>
          <table:table-cell table:formula="of:==IF(ISERROR(VLOOKUP([.B19];[$8295_example.$C$2:$8295_example.$C$257];1;0));[.B1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vendor_a</text:p>
          </table:table-cell>
          <table:table-cell office:value-type="float" office:value="1572864" calcext:value-type="float">
            <text:p>1572864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0];[$8155_es17_example.$B$2:$8155_es17_example.$B$257];1;0));[.B20];&quot;&quot;)">
            <text:p/>
          </table:table-cell>
          <table:table-cell table:formula="of:==IF(ISERROR(VLOOKUP([.B20];[$8295_example.$C$2:$8295_example.$C$257];1;0));[.B20];&quot;&quot;)" office:value-type="string" office:string-value="la_vendor_a" calcext:value-type="string">
            <text:p>la_vendor_a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firmware_a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21];[$8155_es17_example.$B$2:$8155_es17_example.$B$257];1;0));[.B21];&quot;&quot;)">
            <text:p/>
          </table:table-cell>
          <table:table-cell table:formula="of:==IF(ISERROR(VLOOKUP([.B21];[$8295_example.$C$2:$8295_example.$C$257];1;0));[.B21];&quot;&quot;)" office:value-type="string" office:string-value="la_firmware_a" calcext:value-type="string">
            <text:p>la_firmware_a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b</text:p>
          </table:table-cell>
          <table:table-cell office:value-type="string" calcext:value-type="string">
            <text:p>la_system_b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2];[$8155_es17_example.$B$2:$8155_es17_example.$B$257];1;0));[.B22];&quot;&quot;)">
            <text:p/>
          </table:table-cell>
          <table:table-cell table:formula="of:==IF(ISERROR(VLOOKUP([.B22];[$8295_example.$C$2:$8295_example.$C$257];1;0));[.B2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vendor_b</text:p>
          </table:table-cell>
          <table:table-cell office:value-type="float" office:value="1572864" calcext:value-type="float">
            <text:p>1572864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3];[$8155_es17_example.$B$2:$8155_es17_example.$B$257];1;0));[.B23];&quot;&quot;)">
            <text:p/>
          </table:table-cell>
          <table:table-cell table:formula="of:==IF(ISERROR(VLOOKUP([.B23];[$8295_example.$C$2:$8295_example.$C$257];1;0));[.B23];&quot;&quot;)" office:value-type="string" office:string-value="la_vendor_b" calcext:value-type="string">
            <text:p>la_vendor_b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firmware_b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24];[$8155_es17_example.$B$2:$8155_es17_example.$B$257];1;0));[.B24];&quot;&quot;)">
            <text:p/>
          </table:table-cell>
          <table:table-cell table:formula="of:==IF(ISERROR(VLOOKUP([.B24];[$8295_example.$C$2:$8295_example.$C$257];1;0));[.B24];&quot;&quot;)" office:value-type="string" office:string-value="la_firmware_b" calcext:value-type="string">
            <text:p>la_firmware_b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25];[$8155_es17_example.$B$2:$8155_es17_example.$B$257];1;0));[.B25];&quot;&quot;)">
            <text:p/>
          </table:table-cell>
          <table:table-cell table:formula="of:==IF(ISERROR(VLOOKUP([.B25];[$8295_example.$C$2:$8295_example.$C$257];1;0));[.B2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navi_buffer</text:p>
          </table:table-cell>
          <table:table-cell office:value-type="float" office:value="18874368" calcext:value-type="float">
            <text:p>18874368</text:p>
          </table:table-cell>
          <table:table-cell office:value-type="string" calcext:value-type="string">
            <text:p>3c727a0a-de2d-48ae-8e3d-49459228e8a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vi_buffe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6];[$8155_es17_example.$B$2:$8155_es17_example.$B$257];1;0));[.B26];&quot;&quot;)" office:value-type="string" office:string-value="navi_buffer" calcext:value-type="string">
            <text:p>navi_buffer</text:p>
          </table:table-cell>
          <table:table-cell table:formula="of:==IF(ISERROR(VLOOKUP([.B26];[$8295_example.$C$2:$8295_example.$C$257];1;0));[.B26];&quot;&quot;)" office:value-type="string" office:string-value="navi_buffer" calcext:value-type="string">
            <text:p>navi_buffer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og_dat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1ecda445-d041-45a7-91ab-a7ed4f2c14a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_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7];[$8155_es17_example.$B$2:$8155_es17_example.$B$257];1;0));[.B27];&quot;&quot;)" office:value-type="string" office:string-value="log_data" calcext:value-type="string">
            <text:p>log_data</text:p>
          </table:table-cell>
          <table:table-cell table:formula="of:==IF(ISERROR(VLOOKUP([.B27];[$8295_example.$C$2:$8295_example.$C$257];1;0));[.B27];&quot;&quot;)" office:value-type="string" office:string-value="log_data" calcext:value-type="string">
            <text:p>log_data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vr_tts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004ecc9a-8fce-4012-8473-805dbad358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8];[$8155_es17_example.$B$2:$8155_es17_example.$B$257];1;0));[.B28];&quot;&quot;)" office:value-type="string" office:string-value="vr_tts" calcext:value-type="string">
            <text:p>vr_tts</text:p>
          </table:table-cell>
          <table:table-cell table:formula="of:==IF(ISERROR(VLOOKUP([.B28];[$8295_example.$C$2:$8295_example.$C$257];1;0));[.B28];&quot;&quot;)" office:value-type="string" office:string-value="vr_tts" calcext:value-type="string">
            <text:p>vr_tts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encryptio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8d48880e-f743-4e1b-89a6-4cf60a51b5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encryption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9];[$8155_es17_example.$B$2:$8155_es17_example.$B$257];1;0));[.B29];&quot;&quot;)" office:value-type="string" office:string-value="encryption" calcext:value-type="string">
            <text:p>encryption</text:p>
          </table:table-cell>
          <table:table-cell table:formula="of:==IF(ISERROR(VLOOKUP([.B29];[$8295_example.$C$2:$8295_example.$C$257];1;0));[.B29];&quot;&quot;)" office:value-type="string" office:string-value="encryption" calcext:value-type="string">
            <text:p>encryption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appcfg</text:p>
          </table:table-cell>
          <table:table-cell office:value-type="float" office:value="512000" calcext:value-type="float">
            <text:p>512000</text:p>
          </table:table-cell>
          <table:table-cell office:value-type="string" calcext:value-type="string">
            <text:p>980e238d-109d-431c-af35-40a0adb3f3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ppcfg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0];[$8155_es17_example.$B$2:$8155_es17_example.$B$257];1;0));[.B30];&quot;&quot;)" office:value-type="string" office:string-value="appcfg" calcext:value-type="string">
            <text:p>appcfg</text:p>
          </table:table-cell>
          <table:table-cell table:formula="of:==IF(ISERROR(VLOOKUP([.B30];[$8295_example.$C$2:$8295_example.$C$257];1;0));[.B30];&quot;&quot;)" office:value-type="string" office:string-value="appcfg" calcext:value-type="string">
            <text:p>appcf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bvims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505014c2-75a4-43f9-9542-99b9532453c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vims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31];[$8155_es17_example.$B$2:$8155_es17_example.$B$257];1;0));[.B31];&quot;&quot;)" office:value-type="string" office:string-value="bvims" calcext:value-type="string">
            <text:p>bvims</text:p>
          </table:table-cell>
          <table:table-cell table:formula="of:==IF(ISERROR(VLOOKUP([.B31];[$8295_example.$C$2:$8295_example.$C$257];1;0));[.B31];&quot;&quot;)" office:value-type="string" office:string-value="bvims" calcext:value-type="string">
            <text:p>bvims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fw_cache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0ea6b7b3-da66-4621-9507-44fc418d196d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32];[$8155_es17_example.$B$2:$8155_es17_example.$B$257];1;0));[.B32];&quot;&quot;)" office:value-type="string" office:string-value="fw_cache" calcext:value-type="string">
            <text:p>fw_cache</text:p>
          </table:table-cell>
          <table:table-cell table:formula="of:==IF(ISERROR(VLOOKUP([.B32];[$8295_example.$C$2:$8295_example.$C$257];1;0));[.B32];&quot;&quot;)" office:value-type="string" office:string-value="fw_cache" calcext:value-type="string">
            <text:p>fw_cach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game_dat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e503e5a8-1e3e-4374-a537-b9c6030f76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ame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3];[$8155_es17_example.$B$2:$8155_es17_example.$B$257];1;0));[.B33];&quot;&quot;)" office:value-type="string" office:string-value="game_data" calcext:value-type="string">
            <text:p>game_data</text:p>
          </table:table-cell>
          <table:table-cell table:formula="of:==IF(ISERROR(VLOOKUP([.B33];[$8295_example.$C$2:$8295_example.$C$257];1;0));[.B33];&quot;&quot;)" office:value-type="string" office:string-value="game_data" calcext:value-type="string">
            <text:p>game_data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userdata</text:p>
          </table:table-cell>
          <table:table-cell office:value-type="float" office:value="11010048" calcext:value-type="float">
            <text:p>11010048</text:p>
          </table:table-cell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4];[$8155_es17_example.$B$2:$8155_es17_example.$B$257];1;0));[.B34];&quot;&quot;)">
            <text:p/>
          </table:table-cell>
          <table:table-cell table:formula="of:==IF(ISERROR(VLOOKUP([.B34];[$8295_example.$C$2:$8295_example.$C$257];1;0));[.B3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qnx_share</text:p>
          </table:table-cell>
          <table:table-cell office:value-type="float" office:value="2711552" calcext:value-type="float">
            <text:p>2711552</text:p>
          </table:table-cell>
          <table:table-cell office:value-type="string" calcext:value-type="string">
            <text:p>f000d6ad-435a-4526-a28f-c5bc362c705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35];[$8155_es17_example.$B$2:$8155_es17_example.$B$257];1;0));[.B35];&quot;&quot;)" office:value-type="string" office:string-value="qnx_share" calcext:value-type="string">
            <text:p>qnx_share</text:p>
          </table:table-cell>
          <table:table-cell table:formula="of:==IF(ISERROR(VLOOKUP([.B35];[$8295_example.$C$2:$8295_example.$C$257];1;0));[.B35];&quot;&quot;)" office:value-type="string" office:string-value="qnx_share" calcext:value-type="string">
            <text:p>qnx_share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a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  <table:table-cell table:formula="of:==IF(ISERROR(VLOOKUP([.B36];[$8155_es17_example.$B$2:$8155_es17_example.$B$257];1;0));[.B36];&quot;&quot;)">
            <text:p/>
          </table:table-cell>
          <table:table-cell table:formula="of:==IF(ISERROR(VLOOKUP([.B36];[$8295_example.$C$2:$8295_example.$C$257];1;0));[.B3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confi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37];[$8155_es17_example.$B$2:$8155_es17_example.$B$257];1;0));[.B37];&quot;&quot;)">
            <text:p/>
          </table:table-cell>
          <table:table-cell table:formula="of:==IF(ISERROR(VLOOKUP([.B37];[$8295_example.$C$2:$8295_example.$C$257];1;0));[.B3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38];[$8155_es17_example.$B$2:$8155_es17_example.$B$257];1;0));[.B38];&quot;&quot;)">
            <text:p/>
          </table:table-cell>
          <table:table-cell table:formula="of:==IF(ISERROR(VLOOKUP([.B38];[$8295_example.$C$2:$8295_example.$C$257];1;0));[.B38];&quot;&quot;)" office:value-type="string" office:string-value="xbl_config_recovery" calcext:value-type="string">
            <text:p>xbl_config_recovery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39];[$8155_es17_example.$B$2:$8155_es17_example.$B$257];1;0));[.B39];&quot;&quot;)">
            <text:p/>
          </table:table-cell>
          <table:table-cell table:formula="of:==IF(ISERROR(VLOOKUP([.B39];[$8295_example.$C$2:$8295_example.$C$257];1;0));[.B3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b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  <table:table-cell table:formula="of:==IF(ISERROR(VLOOKUP([.B40];[$8155_es17_example.$B$2:$8155_es17_example.$B$257];1;0));[.B40];&quot;&quot;)">
            <text:p/>
          </table:table-cell>
          <table:table-cell table:formula="of:==IF(ISERROR(VLOOKUP([.B40];[$8295_example.$C$2:$8295_example.$C$257];1;0));[.B4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confi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41];[$8155_es17_example.$B$2:$8155_es17_example.$B$257];1;0));[.B41];&quot;&quot;)">
            <text:p/>
          </table:table-cell>
          <table:table-cell table:formula="of:==IF(ISERROR(VLOOKUP([.B41];[$8295_example.$C$2:$8295_example.$C$257];1;0));[.B4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42];[$8155_es17_example.$B$2:$8155_es17_example.$B$257];1;0));[.B42];&quot;&quot;)">
            <text:p/>
          </table:table-cell>
          <table:table-cell table:formula="of:==IF(ISERROR(VLOOKUP([.B42];[$8295_example.$C$2:$8295_example.$C$257];1;0));[.B42];&quot;&quot;)" office:value-type="string" office:string-value="xbl_config_recovery" calcext:value-type="string">
            <text:p>xbl_config_recovery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3];[$8155_es17_example.$B$2:$8155_es17_example.$B$257];1;0));[.B43];&quot;&quot;)">
            <text:p/>
          </table:table-cell>
          <table:table-cell table:formula="of:==IF(ISERROR(VLOOKUP([.B43];[$8295_example.$C$2:$8295_example.$C$257];1;0));[.B4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DE1604B-D68B-4BD4-973D-962AE7A1ED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4];[$8155_es17_example.$B$2:$8155_es17_example.$B$257];1;0));[.B44];&quot;&quot;)">
            <text:p/>
          </table:table-cell>
          <table:table-cell table:formula="of:==IF(ISERROR(VLOOKUP([.B44];[$8295_example.$C$2:$8295_example.$C$257];1;0));[.B4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cd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dt.bin</text:p>
          </table:table-cell>
          <table:table-cell/>
          <table:table-cell table:formula="of:==IF(ISERROR(VLOOKUP([.B45];[$8155_es17_example.$B$2:$8155_es17_example.$B$257];1;0));[.B45];&quot;&quot;)">
            <text:p/>
          </table:table-cell>
          <table:table-cell table:formula="of:==IF(ISERROR(VLOOKUP([.B45];[$8295_example.$C$2:$8295_example.$C$257];1;0));[.B4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dd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6];[$8155_es17_example.$B$2:$8155_es17_example.$B$257];1;0));[.B46];&quot;&quot;)">
            <text:p/>
          </table:table-cell>
          <table:table-cell table:formula="of:==IF(ISERROR(VLOOKUP([.B46];[$8295_example.$C$2:$8295_example.$C$257];1;0));[.B4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7];[$8155_es17_example.$B$2:$8155_es17_example.$B$257];1;0));[.B47];&quot;&quot;)">
            <text:p/>
          </table:table-cell>
          <table:table-cell table:formula="of:==IF(ISERROR(VLOOKUP([.B47];[$8295_example.$C$2:$8295_example.$C$257];1;0));[.B4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op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48];[$8155_es17_example.$B$2:$8155_es17_example.$B$257];1;0));[.B48];&quot;&quot;)">
            <text:p/>
          </table:table-cell>
          <table:table-cell table:formula="of:==IF(ISERROR(VLOOKUP([.B48];[$8295_example.$C$2:$8295_example.$C$257];1;0));[.B4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op_recovery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8B27C4C-4B5B-8AB2-502F-A792B590A8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49];[$8155_es17_example.$B$2:$8155_es17_example.$B$257];1;0));[.B49];&quot;&quot;)">
            <text:p/>
          </table:table-cell>
          <table:table-cell table:formula="of:==IF(ISERROR(VLOOKUP([.B49];[$8295_example.$C$2:$8295_example.$C$257];1;0));[.B49];&quot;&quot;)" office:value-type="string" office:string-value="aop_recovery" calcext:value-type="string">
            <text:p>aop_recovery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50];[$8155_es17_example.$B$2:$8155_es17_example.$B$257];1;0));[.B50];&quot;&quot;)">
            <text:p/>
          </table:table-cell>
          <table:table-cell table:formula="of:==IF(ISERROR(VLOOKUP([.B50];[$8295_example.$C$2:$8295_example.$C$257];1;0));[.B5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_recovery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832EA16-8B0D-4398-A67B-EBB30EF98E7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51];[$8155_es17_example.$B$2:$8155_es17_example.$B$257];1;0));[.B51];&quot;&quot;)">
            <text:p/>
          </table:table-cell>
          <table:table-cell table:formula="of:==IF(ISERROR(VLOOKUP([.B51];[$8295_example.$C$2:$8295_example.$C$257];1;0));[.B51];&quot;&quot;)" office:value-type="string" office:string-value="tz_recovery" calcext:value-type="string">
            <text:p>tz_recovery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hyp_a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B52];[$8155_es17_example.$B$2:$8155_es17_example.$B$257];1;0));[.B52];&quot;&quot;)">
            <text:p/>
          </table:table-cell>
          <table:table-cell table:formula="of:==IF(ISERROR(VLOOKUP([.B52];[$8295_example.$C$2:$8295_example.$C$257];1;0));[.B5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hyp_recovery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minios_la.img</text:p>
          </table:table-cell>
          <table:table-cell/>
          <table:table-cell table:formula="of:==IF(ISERROR(VLOOKUP([.B53];[$8155_es17_example.$B$2:$8155_es17_example.$B$257];1;0));[.B53];&quot;&quot;)">
            <text:p/>
          </table:table-cell>
          <table:table-cell table:formula="of:==IF(ISERROR(VLOOKUP([.B53];[$8295_example.$C$2:$8295_example.$C$257];1;0));[.B53];&quot;&quot;)" office:value-type="string" office:string-value="hyp_recovery" calcext:value-type="string">
            <text:p>hyp_recovery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odem_a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B54];[$8155_es17_example.$B$2:$8155_es17_example.$B$257];1;0));[.B54];&quot;&quot;)">
            <text:p/>
          </table:table-cell>
          <table:table-cell table:formula="of:==IF(ISERROR(VLOOKUP([.B54];[$8295_example.$C$2:$8295_example.$C$257];1;0));[.B5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B55];[$8155_es17_example.$B$2:$8155_es17_example.$B$257];1;0));[.B55];&quot;&quot;)">
            <text:p/>
          </table:table-cell>
          <table:table-cell table:formula="of:==IF(ISERROR(VLOOKUP([.B55];[$8295_example.$C$2:$8295_example.$C$257];1;0));[.B5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56];[$8155_es17_example.$B$2:$8155_es17_example.$B$257];1;0));[.B56];&quot;&quot;)">
            <text:p/>
          </table:table-cell>
          <table:table-cell table:formula="of:==IF(ISERROR(VLOOKUP([.B56];[$8295_example.$C$2:$8295_example.$C$257];1;0));[.B5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57];[$8155_es17_example.$B$2:$8155_es17_example.$B$257];1;0));[.B57];&quot;&quot;)">
            <text:p/>
          </table:table-cell>
          <table:table-cell table:formula="of:==IF(ISERROR(VLOOKUP([.B57];[$8295_example.$C$2:$8295_example.$C$257];1;0));[.B5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B58];[$8155_es17_example.$B$2:$8155_es17_example.$B$257];1;0));[.B58];&quot;&quot;)">
            <text:p/>
          </table:table-cell>
          <table:table-cell table:formula="of:==IF(ISERROR(VLOOKUP([.B58];[$8295_example.$C$2:$8295_example.$C$257];1;0));[.B5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B59];[$8155_es17_example.$B$2:$8155_es17_example.$B$257];1;0));[.B59];&quot;&quot;)">
            <text:p/>
          </table:table-cell>
          <table:table-cell table:formula="of:==IF(ISERROR(VLOOKUP([.B59];[$8295_example.$C$2:$8295_example.$C$257];1;0));[.B5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keymaster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11D2A7C-D82A-4C2F-8A01-1805240E66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  <table:table-cell table:formula="of:==IF(ISERROR(VLOOKUP([.B60];[$8155_es17_example.$B$2:$8155_es17_example.$B$257];1;0));[.B60];&quot;&quot;)">
            <text:p/>
          </table:table-cell>
          <table:table-cell table:formula="of:==IF(ISERROR(VLOOKUP([.B60];[$8295_example.$C$2:$8295_example.$C$257];1;0));[.B60];&quot;&quot;)" office:value-type="string" office:string-value="keymaster_a" calcext:value-type="string">
            <text:p>keymaster_a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  <table:table-cell table:formula="of:==IF(ISERROR(VLOOKUP([.B61];[$8155_es17_example.$B$2:$8155_es17_example.$B$257];1;0));[.B61];&quot;&quot;)">
            <text:p/>
          </table:table-cell>
          <table:table-cell table:formula="of:==IF(ISERROR(VLOOKUP([.B61];[$8295_example.$C$2:$8295_example.$C$257];1;0));[.B6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64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  <table:table-cell table:formula="of:==IF(ISERROR(VLOOKUP([.B62];[$8155_es17_example.$B$2:$8155_es17_example.$B$257];1;0));[.B62];&quot;&quot;)">
            <text:p/>
          </table:table-cell>
          <table:table-cell table:formula="of:==IF(ISERROR(VLOOKUP([.B62];[$8295_example.$C$2:$8295_example.$C$257];1;0));[.B6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63];[$8155_es17_example.$B$2:$8155_es17_example.$B$257];1;0));[.B63];&quot;&quot;)">
            <text:p/>
          </table:table-cell>
          <table:table-cell table:formula="of:==IF(ISERROR(VLOOKUP([.B63];[$8295_example.$C$2:$8295_example.$C$257];1;0));[.B6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cf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64];[$8155_es17_example.$B$2:$8155_es17_example.$B$257];1;0));[.B64];&quot;&quot;)">
            <text:p/>
          </table:table-cell>
          <table:table-cell table:formula="of:==IF(ISERROR(VLOOKUP([.B64];[$8295_example.$C$2:$8295_example.$C$257];1;0));[.B64];&quot;&quot;)" office:value-type="string" office:string-value="devcfg_recovery" calcext:value-type="string">
            <text:p>devcfg_recovery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qupfw_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  <table:table-cell table:formula="of:==IF(ISERROR(VLOOKUP([.B65];[$8155_es17_example.$B$2:$8155_es17_example.$B$257];1;0));[.B65];&quot;&quot;)">
            <text:p/>
          </table:table-cell>
          <table:table-cell table:formula="of:==IF(ISERROR(VLOOKUP([.B65];[$8295_example.$C$2:$8295_example.$C$257];1;0));[.B6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66];[$8155_es17_example.$B$2:$8155_es17_example.$B$257];1;0));[.B66];&quot;&quot;)">
            <text:p/>
          </table:table-cell>
          <table:table-cell table:formula="of:==IF(ISERROR(VLOOKUP([.B66];[$8295_example.$C$2:$8295_example.$C$257];1;0));[.B6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67];[$8155_es17_example.$B$2:$8155_es17_example.$B$257];1;0));[.B67];&quot;&quot;)">
            <text:p/>
          </table:table-cell>
          <table:table-cell table:formula="of:==IF(ISERROR(VLOOKUP([.B67];[$8295_example.$C$2:$8295_example.$C$257];1;0));[.B6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efisecapp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  <table:table-cell table:formula="of:==IF(ISERROR(VLOOKUP([.B68];[$8155_es17_example.$B$2:$8155_es17_example.$B$257];1;0));[.B68];&quot;&quot;)">
            <text:p/>
          </table:table-cell>
          <table:table-cell table:formula="of:==IF(ISERROR(VLOOKUP([.B68];[$8295_example.$C$2:$8295_example.$C$257];1;0));[.B68];&quot;&quot;)" office:value-type="string" office:string-value="uefisecapp_a" calcext:value-type="string">
            <text:p>uefisecapp_a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op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69];[$8155_es17_example.$B$2:$8155_es17_example.$B$257];1;0));[.B69];&quot;&quot;)">
            <text:p/>
          </table:table-cell>
          <table:table-cell table:formula="of:==IF(ISERROR(VLOOKUP([.B69];[$8295_example.$C$2:$8295_example.$C$257];1;0));[.B6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70];[$8155_es17_example.$B$2:$8155_es17_example.$B$257];1;0));[.B70];&quot;&quot;)">
            <text:p/>
          </table:table-cell>
          <table:table-cell table:formula="of:==IF(ISERROR(VLOOKUP([.B70];[$8295_example.$C$2:$8295_example.$C$257];1;0));[.B7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hyp_b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B71];[$8155_es17_example.$B$2:$8155_es17_example.$B$257];1;0));[.B71];&quot;&quot;)">
            <text:p/>
          </table:table-cell>
          <table:table-cell table:formula="of:==IF(ISERROR(VLOOKUP([.B71];[$8295_example.$C$2:$8295_example.$C$257];1;0));[.B7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odem_b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B72];[$8155_es17_example.$B$2:$8155_es17_example.$B$257];1;0));[.B72];&quot;&quot;)">
            <text:p/>
          </table:table-cell>
          <table:table-cell table:formula="of:==IF(ISERROR(VLOOKUP([.B72];[$8295_example.$C$2:$8295_example.$C$257];1;0));[.B7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B73];[$8155_es17_example.$B$2:$8155_es17_example.$B$257];1;0));[.B73];&quot;&quot;)">
            <text:p/>
          </table:table-cell>
          <table:table-cell table:formula="of:==IF(ISERROR(VLOOKUP([.B73];[$8295_example.$C$2:$8295_example.$C$257];1;0));[.B7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74];[$8155_es17_example.$B$2:$8155_es17_example.$B$257];1;0));[.B74];&quot;&quot;)">
            <text:p/>
          </table:table-cell>
          <table:table-cell table:formula="of:==IF(ISERROR(VLOOKUP([.B74];[$8295_example.$C$2:$8295_example.$C$257];1;0));[.B7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75];[$8155_es17_example.$B$2:$8155_es17_example.$B$257];1;0));[.B75];&quot;&quot;)">
            <text:p/>
          </table:table-cell>
          <table:table-cell table:formula="of:==IF(ISERROR(VLOOKUP([.B75];[$8295_example.$C$2:$8295_example.$C$257];1;0));[.B7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B76];[$8155_es17_example.$B$2:$8155_es17_example.$B$257];1;0));[.B76];&quot;&quot;)">
            <text:p/>
          </table:table-cell>
          <table:table-cell table:formula="of:==IF(ISERROR(VLOOKUP([.B76];[$8295_example.$C$2:$8295_example.$C$257];1;0));[.B7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B77];[$8155_es17_example.$B$2:$8155_es17_example.$B$257];1;0));[.B77];&quot;&quot;)">
            <text:p/>
          </table:table-cell>
          <table:table-cell table:formula="of:==IF(ISERROR(VLOOKUP([.B77];[$8295_example.$C$2:$8295_example.$C$257];1;0));[.B7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keymaster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  <table:table-cell table:formula="of:==IF(ISERROR(VLOOKUP([.B78];[$8155_es17_example.$B$2:$8155_es17_example.$B$257];1;0));[.B78];&quot;&quot;)">
            <text:p/>
          </table:table-cell>
          <table:table-cell table:formula="of:==IF(ISERROR(VLOOKUP([.B78];[$8295_example.$C$2:$8295_example.$C$257];1;0));[.B78];&quot;&quot;)" office:value-type="string" office:string-value="keymaster_b" calcext:value-type="string">
            <text:p>keymaster_b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79];[$8155_es17_example.$B$2:$8155_es17_example.$B$257];1;0));[.B79];&quot;&quot;)">
            <text:p/>
          </table:table-cell>
          <table:table-cell table:formula="of:==IF(ISERROR(VLOOKUP([.B79];[$8295_example.$C$2:$8295_example.$C$257];1;0));[.B7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  <table:table-cell table:formula="of:==IF(ISERROR(VLOOKUP([.B80];[$8155_es17_example.$B$2:$8155_es17_example.$B$257];1;0));[.B80];&quot;&quot;)">
            <text:p/>
          </table:table-cell>
          <table:table-cell table:formula="of:==IF(ISERROR(VLOOKUP([.B80];[$8295_example.$C$2:$8295_example.$C$257];1;0));[.B80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64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  <table:table-cell table:formula="of:==IF(ISERROR(VLOOKUP([.B81];[$8155_es17_example.$B$2:$8155_es17_example.$B$257];1;0));[.B81];&quot;&quot;)">
            <text:p/>
          </table:table-cell>
          <table:table-cell table:formula="of:==IF(ISERROR(VLOOKUP([.B81];[$8295_example.$C$2:$8295_example.$C$257];1;0));[.B81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82];[$8155_es17_example.$B$2:$8155_es17_example.$B$257];1;0));[.B82];&quot;&quot;)">
            <text:p/>
          </table:table-cell>
          <table:table-cell table:formula="of:==IF(ISERROR(VLOOKUP([.B82];[$8295_example.$C$2:$8295_example.$C$257];1;0));[.B8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qupfw_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  <table:table-cell table:formula="of:==IF(ISERROR(VLOOKUP([.B83];[$8155_es17_example.$B$2:$8155_es17_example.$B$257];1;0));[.B83];&quot;&quot;)">
            <text:p/>
          </table:table-cell>
          <table:table-cell table:formula="of:==IF(ISERROR(VLOOKUP([.B83];[$8295_example.$C$2:$8295_example.$C$257];1;0));[.B8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4];[$8155_es17_example.$B$2:$8155_es17_example.$B$257];1;0));[.B84];&quot;&quot;)">
            <text:p/>
          </table:table-cell>
          <table:table-cell table:formula="of:==IF(ISERROR(VLOOKUP([.B84];[$8295_example.$C$2:$8295_example.$C$257];1;0));[.B8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85];[$8155_es17_example.$B$2:$8155_es17_example.$B$257];1;0));[.B85];&quot;&quot;)">
            <text:p/>
          </table:table-cell>
          <table:table-cell table:formula="of:==IF(ISERROR(VLOOKUP([.B85];[$8295_example.$C$2:$8295_example.$C$257];1;0));[.B8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efisecapp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  <table:table-cell table:formula="of:==IF(ISERROR(VLOOKUP([.B86];[$8155_es17_example.$B$2:$8155_es17_example.$B$257];1;0));[.B86];&quot;&quot;)">
            <text:p/>
          </table:table-cell>
          <table:table-cell table:formula="of:==IF(ISERROR(VLOOKUP([.B86];[$8295_example.$C$2:$8295_example.$C$257];1;0));[.B86];&quot;&quot;)" office:value-type="string" office:string-value="uefisecapp_b" calcext:value-type="string">
            <text:p>uefisecapp_b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7];[$8155_es17_example.$B$2:$8155_es17_example.$B$257];1;0));[.B87];&quot;&quot;)">
            <text:p/>
          </table:table-cell>
          <table:table-cell table:formula="of:==IF(ISERROR(VLOOKUP([.B87];[$8295_example.$C$2:$8295_example.$C$257];1;0));[.B8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88];[$8155_es17_example.$B$2:$8155_es17_example.$B$257];1;0));[.B88];&quot;&quot;)">
            <text:p/>
          </table:table-cell>
          <table:table-cell table:formula="of:==IF(ISERROR(VLOOKUP([.B88];[$8295_example.$C$2:$8295_example.$C$257];1;0));[.B8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9];[$8155_es17_example.$B$2:$8155_es17_example.$B$257];1;0));[.B89];&quot;&quot;)">
            <text:p/>
          </table:table-cell>
          <table:table-cell table:formula="of:==IF(ISERROR(VLOOKUP([.B89];[$8295_example.$C$2:$8295_example.$C$257];1;0));[.B8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p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/>false</text:p>
          </table:table-cell>
          <table:table-cell table:number-columns-repeated="2"/>
          <table:table-cell table:formula="of:==IF(ISERROR(VLOOKUP([.B90];[$8155_es17_example.$B$2:$8155_es17_example.$B$257];1;0));[.B90];&quot;&quot;)">
            <text:p/>
          </table:table-cell>
          <table:table-cell table:formula="of:==IF(ISERROR(VLOOKUP([.B90];[$8295_example.$C$2:$8295_example.$C$257];1;0));[.B90];&quot;&quot;)" office:value-type="string" office:string-value="apdp" calcext:value-type="string">
            <text:p>apdp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sa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9E8101-05FA-46B7-82AA-8D58770D200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1];[$8155_es17_example.$B$2:$8155_es17_example.$B$257];1;0));[.B91];&quot;&quot;)">
            <text:p/>
          </table:table-cell>
          <table:table-cell table:formula="of:==IF(ISERROR(VLOOKUP([.B91];[$8295_example.$C$2:$8295_example.$C$257];1;0));[.B91];&quot;&quot;)" office:value-type="string" office:string-value="msadp" calcext:value-type="string">
            <text:p>msadp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2];[$8155_es17_example.$B$2:$8155_es17_example.$B$257];1;0));[.B92];&quot;&quot;)">
            <text:p/>
          </table:table-cell>
          <table:table-cell table:formula="of:==IF(ISERROR(VLOOKUP([.B92];[$8295_example.$C$2:$8295_example.$C$257];1;0));[.B9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3];[$8155_es17_example.$B$2:$8155_es17_example.$B$257];1;0));[.B93];&quot;&quot;)">
            <text:p/>
          </table:table-cell>
          <table:table-cell table:formula="of:==IF(ISERROR(VLOOKUP([.B93];[$8295_example.$C$2:$8295_example.$C$257];1;0));[.B9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94];[$8155_es17_example.$B$2:$8155_es17_example.$B$257];1;0));[.B94];&quot;&quot;)">
            <text:p/>
          </table:table-cell>
          <table:table-cell table:formula="of:==IF(ISERROR(VLOOKUP([.B94];[$8295_example.$C$2:$8295_example.$C$257];1;0));[.B94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95];[$8155_es17_example.$B$2:$8155_es17_example.$B$257];1;0));[.B95];&quot;&quot;)">
            <text:p/>
          </table:table-cell>
          <table:table-cell table:formula="of:==IF(ISERROR(VLOOKUP([.B95];[$8295_example.$C$2:$8295_example.$C$257];1;0));[.B95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  <table:table-cell table:formula="of:==IF(ISERROR(VLOOKUP([.B96];[$8155_es17_example.$B$2:$8155_es17_example.$B$257];1;0));[.B96];&quot;&quot;)">
            <text:p/>
          </table:table-cell>
          <table:table-cell table:formula="of:==IF(ISERROR(VLOOKUP([.B96];[$8295_example.$C$2:$8295_example.$C$257];1;0));[.B9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ateloade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A9A5C4C-4F1F-7D3A-014A-22BD33BF71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7];[$8155_es17_example.$B$2:$8155_es17_example.$B$257];1;0));[.B97];&quot;&quot;)">
            <text:p/>
          </table:table-cell>
          <table:table-cell table:formula="of:==IF(ISERROR(VLOOKUP([.B97];[$8295_example.$C$2:$8295_example.$C$257];1;0));[.B97];&quot;&quot;)" office:value-type="string" office:string-value="cateloader" calcext:value-type="string">
            <text:p>cateloader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ogdum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5AF80809-AABB-4943-9168-CDFC387425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8];[$8155_es17_example.$B$2:$8155_es17_example.$B$257];1;0));[.B98];&quot;&quot;)">
            <text:p/>
          </table:table-cell>
          <table:table-cell table:formula="of:==IF(ISERROR(VLOOKUP([.B98];[$8295_example.$C$2:$8295_example.$C$257];1;0));[.B98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torse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2DB45FE-AD1B-4CB6-AECC-0042C637DEF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orsec.mbn</text:p>
          </table:table-cell>
          <table:table-cell/>
          <table:table-cell table:formula="of:==IF(ISERROR(VLOOKUP([.B99];[$8155_es17_example.$B$2:$8155_es17_example.$B$257];1;0));[.B99];&quot;&quot;)">
            <text:p/>
          </table:table-cell>
          <table:table-cell table:formula="of:==IF(ISERROR(VLOOKUP([.B99];[$8295_example.$C$2:$8295_example.$C$257];1;0));[.B99];&quot;&quot;)" office:value-type="string" office:string-value="storsec" calcext:value-type="string">
            <text:p>storsec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ultiimgoe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0];[$8155_es17_example.$B$2:$8155_es17_example.$B$257];1;0));[.B100];&quot;&quot;)">
            <text:p/>
          </table:table-cell>
          <table:table-cell table:formula="of:==IF(ISERROR(VLOOKUP([.B100];[$8295_example.$C$2:$8295_example.$C$257];1;0));[.B100];&quot;&quot;)" office:value-type="string" office:string-value="multiimgoem" calcext:value-type="string">
            <text:p>multiimgoem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ultiimgqt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6C6F05-EB46-4C0A-A1A3-3648EF3F9D0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1];[$8155_es17_example.$B$2:$8155_es17_example.$B$257];1;0));[.B101];&quot;&quot;)">
            <text:p/>
          </table:table-cell>
          <table:table-cell table:formula="of:==IF(ISERROR(VLOOKUP([.B101];[$8295_example.$C$2:$8295_example.$C$257];1;0));[.B101];&quot;&quot;)" office:value-type="string" office:string-value="multiimgqti" calcext:value-type="string">
            <text:p>multiimgqti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2];[$8155_es17_example.$B$2:$8155_es17_example.$B$257];1;0));[.B102];&quot;&quot;)">
            <text:p/>
          </table:table-cell>
          <table:table-cell table:formula="of:==IF(ISERROR(VLOOKUP([.B102];[$8295_example.$C$2:$8295_example.$C$257];1;0));[.B102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ecd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.dat</text:p>
          </table:table-cell>
          <table:table-cell/>
          <table:table-cell table:formula="of:==IF(ISERROR(VLOOKUP([.B103];[$8155_es17_example.$B$2:$8155_es17_example.$B$257];1;0));[.B103];&quot;&quot;)">
            <text:p/>
          </table:table-cell>
          <table:table-cell table:formula="of:==IF(ISERROR(VLOOKUP([.B103];[$8295_example.$C$2:$8295_example.$C$257];1;0));[.B103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atefv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0c23c26-c3f9-4a19-bb38-1e457daceb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4];[$8155_es17_example.$B$2:$8155_es17_example.$B$257];1;0));[.B104];&quot;&quot;)">
            <text:p/>
          </table:table-cell>
          <table:table-cell table:formula="of:==IF(ISERROR(VLOOKUP([.B104];[$8295_example.$C$2:$8295_example.$C$257];1;0));[.B104];&quot;&quot;)" office:value-type="string" office:string-value="catefv" calcext:value-type="string">
            <text:p>catefv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atecontent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12d830b-7f62-4f0b-b48a-8178c5bf3ac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5];[$8155_es17_example.$B$2:$8155_es17_example.$B$257];1;0));[.B105];&quot;&quot;)">
            <text:p/>
          </table:table-cell>
          <table:table-cell table:formula="of:==IF(ISERROR(VLOOKUP([.B105];[$8295_example.$C$2:$8295_example.$C$257];1;0));[.B105];&quot;&quot;)" office:value-type="string" office:string-value="catecontentfv" calcext:value-type="string">
            <text:p>catecontentfv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6];[$8155_es17_example.$B$2:$8155_es17_example.$B$257];1;0));[.B106];&quot;&quot;)">
            <text:p/>
          </table:table-cell>
          <table:table-cell table:formula="of:==IF(ISERROR(VLOOKUP([.B106];[$8295_example.$C$2:$8295_example.$C$257];1;0));[.B106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7];[$8155_es17_example.$B$2:$8155_es17_example.$B$257];1;0));[.B107];&quot;&quot;)">
            <text:p/>
          </table:table-cell>
          <table:table-cell table:formula="of:==IF(ISERROR(VLOOKUP([.B107];[$8295_example.$C$2:$8295_example.$C$257];1;0));[.B107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8];[$8155_es17_example.$B$2:$8155_es17_example.$B$257];1;0));[.B108];&quot;&quot;)">
            <text:p/>
          </table:table-cell>
          <table:table-cell table:formula="of:==IF(ISERROR(VLOOKUP([.B108];[$8295_example.$C$2:$8295_example.$C$257];1;0));[.B108];&quot;&quot;)">
            <text:p/>
          </table:table-cell>
          <table:table-cell/>
        </table:table-row>
      </table:table>
      <table:table table:name="8295_example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1" table:visibility="collapse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in 8155</text:p>
          </table:table-cell>
          <table:table-cell office:value-type="string" calcext:value-type="string">
            <text:p>size_in_kb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Missing in 8155_example</text:p>
          </table:table-cell>
          <table:table-cell office:value-type="string" calcext:value-type="string">
            <text:p>Missing in 8155_64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style-name="ce4" table:formula="of:==IF(ISERROR(VLOOKUP([.C2];[$8155_es17_example.$B$2:$8155_es17_example.$B$257];1;0));[.C2];&quot;&quot;)">
            <text:p/>
          </table:table-cell>
          <table:table-cell table:style-name="ce4" table:formula="of:==IF(ISERROR(VLOOKUP([.C2];[$8155_64.$B$2:$8155_64.$B$257];1;0));[.C2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51803e-4d9a-4fa5-b8f1-f5fa05f20f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ost_vbmeta_la.img</text:p>
          </table:table-cell>
          <table:table-cell/>
          <table:table-cell table:formula="of:==IF(ISERROR(VLOOKUP([.C3];[$8155_es17_example.$B$2:$8155_es17_example.$B$257];1;0));[.C3];&quot;&quot;)">
            <text:p/>
          </table:table-cell>
          <table:table-cell table:formula="of:==IF(ISERROR(VLOOKUP([.C3];[$8155_64.$B$2:$8155_64.$B$257];1;0));[.C3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ystem_a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7D7B011-54DA-4835-B3C4-917AD6E73D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/>
          <table:table-cell table:formula="of:==IF(ISERROR(VLOOKUP([.C4];[$8155_es17_example.$B$2:$8155_es17_example.$B$257];1;0));[.C4];&quot;&quot;)">
            <text:p/>
          </table:table-cell>
          <table:table-cell table:formula="of:==IF(ISERROR(VLOOKUP([.C4];[$8155_64.$B$2:$8155_64.$B$257];1;0));[.C4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C5];[$8155_es17_example.$B$2:$8155_es17_example.$B$257];1;0));[.C5];&quot;&quot;)">
            <text:p/>
          </table:table-cell>
          <table:table-cell table:formula="of:==IF(ISERROR(VLOOKUP([.C5];[$8155_64.$B$2:$8155_64.$B$257];1;0));[.C5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C6];[$8155_es17_example.$B$2:$8155_es17_example.$B$257];1;0));[.C6];&quot;&quot;)">
            <text:p/>
          </table:table-cell>
          <table:table-cell table:formula="of:==IF(ISERROR(VLOOKUP([.C6];[$8155_64.$B$2:$8155_64.$B$257];1;0));[.C6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bmeta.img</text:p>
          </table:table-cell>
          <table:table-cell/>
          <table:table-cell table:formula="of:==IF(ISERROR(VLOOKUP([.C7];[$8155_es17_example.$B$2:$8155_es17_example.$B$257];1;0));[.C7];&quot;&quot;)" office:value-type="string" office:string-value="la_vbmeta_a" calcext:value-type="string">
            <text:p>la_vbmeta_a</text:p>
          </table:table-cell>
          <table:table-cell table:formula="of:==IF(ISERROR(VLOOKUP([.C7];[$8155_64.$B$2:$8155_64.$B$257];1;0));[.C7];&quot;&quot;)" office:value-type="string" office:string-value="la_vbmeta_a" calcext:value-type="string">
            <text:p>la_vbmeta_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boot_a</text:p>
          </table:table-cell>
          <table:table-cell office:value-type="string" calcext:value-type="string">
            <text:p>android_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8E2F94FF-389A-4B97-A0D3-A13B5CEC7C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.img</text:p>
          </table:table-cell>
          <table:table-cell/>
          <table:table-cell table:formula="of:==IF(ISERROR(VLOOKUP([.C8];[$8155_es17_example.$B$2:$8155_es17_example.$B$257];1;0));[.C8];&quot;&quot;)" office:value-type="string" office:string-value="android_boot_a" calcext:value-type="string">
            <text:p>android_boot_a</text:p>
          </table:table-cell>
          <table:table-cell table:formula="of:==IF(ISERROR(VLOOKUP([.C8];[$8155_64.$B$2:$8155_64.$B$257];1;0));[.C8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/>
          <table:table-cell table:formula="of:==IF(ISERROR(VLOOKUP([.C9];[$8155_es17_example.$B$2:$8155_es17_example.$B$257];1;0));[.C9];&quot;&quot;)">
            <text:p/>
          </table:table-cell>
          <table:table-cell table:formula="of:==IF(ISERROR(VLOOKUP([.C9];[$8155_64.$B$2:$8155_64.$B$257];1;0));[.C9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userdata</text:p>
          </table:table-cell>
          <table:table-cell office:value-type="float" office:value="12582912" calcext:value-type="float">
            <text:p>12582912</text:p>
          </table:table-cell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];[$8155_es17_example.$B$2:$8155_es17_example.$B$257];1;0));[.C10];&quot;&quot;)">
            <text:p/>
          </table:table-cell>
          <table:table-cell table:formula="of:==IF(ISERROR(VLOOKUP([.C10];[$8155_64.$B$2:$8155_64.$B$257];1;0));[.C10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11];[$8155_es17_example.$B$2:$8155_es17_example.$B$257];1;0));[.C11];&quot;&quot;)">
            <text:p/>
          </table:table-cell>
          <table:table-cell table:formula="of:==IF(ISERROR(VLOOKUP([.C11];[$8155_64.$B$2:$8155_64.$B$257];1;0));[.C11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a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2];[$8155_es17_example.$B$2:$8155_es17_example.$B$257];1;0));[.C12];&quot;&quot;)">
            <text:p/>
          </table:table-cell>
          <table:table-cell table:formula="of:==IF(ISERROR(VLOOKUP([.C12];[$8155_64.$B$2:$8155_64.$B$257];1;0));[.C12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bkup_a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7A3DF1A3-A31A-454D-BD78-DF259ED486BE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3];[$8155_es17_example.$B$2:$8155_es17_example.$B$257];1;0));[.C13];&quot;&quot;)" office:value-type="string" office:string-value="xbl_bkup_a" calcext:value-type="string">
            <text:p>xbl_bkup_a</text:p>
          </table:table-cell>
          <table:table-cell table:formula="of:==IF(ISERROR(VLOOKUP([.C13];[$8155_64.$B$2:$8155_64.$B$257];1;0));[.C13];&quot;&quot;)" office:value-type="string" office:string-value="xbl_bkup_a" calcext:value-type="string">
            <text:p>xbl_bkup_a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config_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5A325AE4-4276-B66D-0ADD-3494DF27706A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_config.elf</text:p>
          </table:table-cell>
          <table:table-cell/>
          <table:table-cell table:formula="of:==IF(ISERROR(VLOOKUP([.C14];[$8155_es17_example.$B$2:$8155_es17_example.$B$257];1;0));[.C14];&quot;&quot;)">
            <text:p/>
          </table:table-cell>
          <table:table-cell table:formula="of:==IF(ISERROR(VLOOKUP([.C14];[$8155_64.$B$2:$8155_64.$B$257];1;0));[.C14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smss_a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DF2E6DD2-296D-4CAA-867B-2E92E2F9B6C3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smss.elf</text:p>
          </table:table-cell>
          <table:table-cell/>
          <table:table-cell table:formula="of:==IF(ISERROR(VLOOKUP([.C15];[$8155_es17_example.$B$2:$8155_es17_example.$B$257];1;0));[.C15];&quot;&quot;)" office:value-type="string" office:string-value="smss_a" calcext:value-type="string">
            <text:p>smss_a</text:p>
          </table:table-cell>
          <table:table-cell table:formula="of:==IF(ISERROR(VLOOKUP([.C15];[$8155_64.$B$2:$8155_64.$B$257];1;0));[.C15];&quot;&quot;)" office:value-type="string" office:string-value="smss_a" calcext:value-type="string">
            <text:p>smss_a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16];[$8155_es17_example.$B$2:$8155_es17_example.$B$257];1;0));[.C16];&quot;&quot;)">
            <text:p/>
          </table:table-cell>
          <table:table-cell table:formula="of:==IF(ISERROR(VLOOKUP([.C16];[$8155_64.$B$2:$8155_64.$B$257];1;0));[.C16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b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7];[$8155_es17_example.$B$2:$8155_es17_example.$B$257];1;0));[.C17];&quot;&quot;)">
            <text:p/>
          </table:table-cell>
          <table:table-cell table:formula="of:==IF(ISERROR(VLOOKUP([.C17];[$8155_64.$B$2:$8155_64.$B$257];1;0));[.C17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bkup_b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7A3DF1A3-A31A-454D-BD78-DF259ED486BE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8];[$8155_es17_example.$B$2:$8155_es17_example.$B$257];1;0));[.C18];&quot;&quot;)" office:value-type="string" office:string-value="xbl_bkup_b" calcext:value-type="string">
            <text:p>xbl_bkup_b</text:p>
          </table:table-cell>
          <table:table-cell table:formula="of:==IF(ISERROR(VLOOKUP([.C18];[$8155_64.$B$2:$8155_64.$B$257];1;0));[.C18];&quot;&quot;)" office:value-type="string" office:string-value="xbl_bkup_b" calcext:value-type="string">
            <text:p>xbl_bkup_b</text:p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config_b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4CDBB5A-5A73-436E-B129-689EC01DBFE3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_config.elf</text:p>
          </table:table-cell>
          <table:table-cell/>
          <table:table-cell table:formula="of:==IF(ISERROR(VLOOKUP([.C19];[$8155_es17_example.$B$2:$8155_es17_example.$B$257];1;0));[.C19];&quot;&quot;)">
            <text:p/>
          </table:table-cell>
          <table:table-cell table:formula="of:==IF(ISERROR(VLOOKUP([.C19];[$8155_64.$B$2:$8155_64.$B$257];1;0));[.C19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smss_b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DF56B51-D67E-4081-A4E2-975A0997200D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smss.elf</text:p>
          </table:table-cell>
          <table:table-cell/>
          <table:table-cell table:formula="of:==IF(ISERROR(VLOOKUP([.C20];[$8155_es17_example.$B$2:$8155_es17_example.$B$257];1;0));[.C20];&quot;&quot;)" office:value-type="string" office:string-value="smss_b" calcext:value-type="string">
            <text:p>smss_b</text:p>
          </table:table-cell>
          <table:table-cell table:formula="of:==IF(ISERROR(VLOOKUP([.C20];[$8155_64.$B$2:$8155_64.$B$257];1;0));[.C20];&quot;&quot;)" office:value-type="string" office:string-value="smss_b" calcext:value-type="string">
            <text:p>smss_b</text:p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1];[$8155_es17_example.$B$2:$8155_es17_example.$B$257];1;0));[.C21];&quot;&quot;)">
            <text:p/>
          </table:table-cell>
          <table:table-cell table:formula="of:==IF(ISERROR(VLOOKUP([.C21];[$8155_64.$B$2:$8155_64.$B$257];1;0));[.C21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d0abe4-f594-4641-981b-df602e400f3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2];[$8155_es17_example.$B$2:$8155_es17_example.$B$257];1;0));[.C22];&quot;&quot;)">
            <text:p/>
          </table:table-cell>
          <table:table-cell table:formula="of:==IF(ISERROR(VLOOKUP([.C22];[$8155_64.$B$2:$8155_64.$B$257];1;0));[.C22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c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3];[$8155_es17_example.$B$2:$8155_es17_example.$B$257];1;0));[.C23];&quot;&quot;)">
            <text:p/>
          </table:table-cell>
          <table:table-cell table:formula="of:==IF(ISERROR(VLOOKUP([.C23];[$8155_64.$B$2:$8155_64.$B$257];1;0));[.C23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dd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4];[$8155_es17_example.$B$2:$8155_es17_example.$B$257];1;0));[.C24];&quot;&quot;)">
            <text:p/>
          </table:table-cell>
          <table:table-cell table:formula="of:==IF(ISERROR(VLOOKUP([.C24];[$8155_64.$B$2:$8155_64.$B$257];1;0));[.C24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5];[$8155_es17_example.$B$2:$8155_es17_example.$B$257];1;0));[.C25];&quot;&quot;)">
            <text:p/>
          </table:table-cell>
          <table:table-cell table:formula="of:==IF(ISERROR(VLOOKUP([.C25];[$8155_64.$B$2:$8155_64.$B$257];1;0));[.C2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op_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C26];[$8155_es17_example.$B$2:$8155_es17_example.$B$257];1;0));[.C26];&quot;&quot;)">
            <text:p/>
          </table:table-cell>
          <table:table-cell table:formula="of:==IF(ISERROR(VLOOKUP([.C26];[$8155_64.$B$2:$8155_64.$B$257];1;0));[.C2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_a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C27];[$8155_es17_example.$B$2:$8155_es17_example.$B$257];1;0));[.C27];&quot;&quot;)">
            <text:p/>
          </table:table-cell>
          <table:table-cell table:formula="of:==IF(ISERROR(VLOOKUP([.C27];[$8155_64.$B$2:$8155_64.$B$257];1;0));[.C2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hy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C28];[$8155_es17_example.$B$2:$8155_es17_example.$B$257];1;0));[.C28];&quot;&quot;)">
            <text:p/>
          </table:table-cell>
          <table:table-cell table:formula="of:==IF(ISERROR(VLOOKUP([.C28];[$8155_64.$B$2:$8155_64.$B$257];1;0));[.C2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APP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D11C40-2A3D-4F97-882D-103A1EC09333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9];[$8155_es17_example.$B$2:$8155_es17_example.$B$257];1;0));[.C29];&quot;&quot;)" office:value-type="string" office:string-value="TZAPPS" calcext:value-type="string">
            <text:p>TZAPPS</text:p>
          </table:table-cell>
          <table:table-cell table:formula="of:==IF(ISERROR(VLOOKUP([.C29];[$8155_64.$B$2:$8155_64.$B$257];1;0));[.C29];&quot;&quot;)" office:value-type="string" office:string-value="TZAPPS" calcext:value-type="string">
            <text:p>TZAPPS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odem_a</text:p>
          </table:table-cell>
          <table:table-cell office:value-type="float" office:value="184320" calcext:value-type="float">
            <text:p>18432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C30];[$8155_es17_example.$B$2:$8155_es17_example.$B$257];1;0));[.C30];&quot;&quot;)">
            <text:p/>
          </table:table-cell>
          <table:table-cell table:formula="of:==IF(ISERROR(VLOOKUP([.C30];[$8155_64.$B$2:$8155_64.$B$257];1;0));[.C3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ore_nhlos_a</text:p>
          </table:table-cell>
          <table:table-cell office:value-type="float" office:value="122880" calcext:value-type="float">
            <text:p>122880</text:p>
          </table:table-cell>
          <table:table-cell office:value-type="string" calcext:value-type="string">
            <text:p>6690B4CE-70E9-4817-B9F1-25D64D888357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31];[$8155_es17_example.$B$2:$8155_es17_example.$B$257];1;0));[.C31];&quot;&quot;)" office:value-type="string" office:string-value="core_nhlos_a" calcext:value-type="string">
            <text:p>core_nhlos_a</text:p>
          </table:table-cell>
          <table:table-cell table:formula="of:==IF(ISERROR(VLOOKUP([.C31];[$8155_64.$B$2:$8155_64.$B$257];1;0));[.C31];&quot;&quot;)" office:value-type="string" office:string-value="core_nhlos_a" calcext:value-type="string">
            <text:p>core_nhlos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2];[$8155_es17_example.$B$2:$8155_es17_example.$B$257];1;0));[.C32];&quot;&quot;)">
            <text:p/>
          </table:table-cell>
          <table:table-cell table:formula="of:==IF(ISERROR(VLOOKUP([.C32];[$8155_64.$B$2:$8155_64.$B$257];1;0));[.C3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3];[$8155_es17_example.$B$2:$8155_es17_example.$B$257];1;0));[.C33];&quot;&quot;)">
            <text:p/>
          </table:table-cell>
          <table:table-cell table:formula="of:==IF(ISERROR(VLOOKUP([.C33];[$8155_64.$B$2:$8155_64.$B$257];1;0));[.C3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C34];[$8155_es17_example.$B$2:$8155_es17_example.$B$257];1;0));[.C34];&quot;&quot;)">
            <text:p/>
          </table:table-cell>
          <table:table-cell table:formula="of:==IF(ISERROR(VLOOKUP([.C34];[$8155_64.$B$2:$8155_64.$B$257];1;0));[.C3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C35];[$8155_es17_example.$B$2:$8155_es17_example.$B$257];1;0));[.C35];&quot;&quot;)">
            <text:p/>
          </table:table-cell>
          <table:table-cell table:formula="of:==IF(ISERROR(VLOOKUP([.C35];[$8155_64.$B$2:$8155_64.$B$257];1;0));[.C3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C36];[$8155_es17_example.$B$2:$8155_es17_example.$B$257];1;0));[.C36];&quot;&quot;)">
            <text:p/>
          </table:table-cell>
          <table:table-cell table:formula="of:==IF(ISERROR(VLOOKUP([.C36];[$8155_64.$B$2:$8155_64.$B$257];1;0));[.C3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7];[$8155_es17_example.$B$2:$8155_es17_example.$B$257];1;0));[.C37];&quot;&quot;)">
            <text:p/>
          </table:table-cell>
          <table:table-cell table:formula="of:==IF(ISERROR(VLOOKUP([.C37];[$8155_64.$B$2:$8155_64.$B$257];1;0));[.C3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64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8];[$8155_es17_example.$B$2:$8155_es17_example.$B$257];1;0));[.C38];&quot;&quot;)">
            <text:p/>
          </table:table-cell>
          <table:table-cell table:formula="of:==IF(ISERROR(VLOOKUP([.C38];[$8155_64.$B$2:$8155_64.$B$257];1;0));[.C3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C39];[$8155_es17_example.$B$2:$8155_es17_example.$B$257];1;0));[.C39];&quot;&quot;)">
            <text:p/>
          </table:table-cell>
          <table:table-cell table:formula="of:==IF(ISERROR(VLOOKUP([.C39];[$8155_64.$B$2:$8155_64.$B$257];1;0));[.C3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qupfw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40];[$8155_es17_example.$B$2:$8155_es17_example.$B$257];1;0));[.C40];&quot;&quot;)">
            <text:p/>
          </table:table-cell>
          <table:table-cell table:formula="of:==IF(ISERROR(VLOOKUP([.C40];[$8155_64.$B$2:$8155_64.$B$257];1;0));[.C4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41];[$8155_es17_example.$B$2:$8155_es17_example.$B$257];1;0));[.C41];&quot;&quot;)">
            <text:p/>
          </table:table-cell>
          <table:table-cell table:formula="of:==IF(ISERROR(VLOOKUP([.C41];[$8155_64.$B$2:$8155_64.$B$257];1;0));[.C4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pucp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E8615BD-6D8C-41AD-B3EA-50E8BF40E43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pucp.elf</text:p>
          </table:table-cell>
          <table:table-cell/>
          <table:table-cell table:formula="of:==IF(ISERROR(VLOOKUP([.C42];[$8155_es17_example.$B$2:$8155_es17_example.$B$257];1;0));[.C42];&quot;&quot;)" office:value-type="string" office:string-value="cpucp_a" calcext:value-type="string">
            <text:p>cpucp_a</text:p>
          </table:table-cell>
          <table:table-cell table:formula="of:==IF(ISERROR(VLOOKUP([.C42];[$8155_64.$B$2:$8155_64.$B$257];1;0));[.C42];&quot;&quot;)" office:value-type="string" office:string-value="cpucp_a" calcext:value-type="string">
            <text:p>cpucp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pdp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43];[$8155_es17_example.$B$2:$8155_es17_example.$B$257];1;0));[.C43];&quot;&quot;)" office:value-type="string" office:string-value="apdp_a" calcext:value-type="string">
            <text:p>apdp_a</text:p>
          </table:table-cell>
          <table:table-cell table:formula="of:==IF(ISERROR(VLOOKUP([.C43];[$8155_64.$B$2:$8155_64.$B$257];1;0));[.C43];&quot;&quot;)" office:value-type="string" office:string-value="apdp_a" calcext:value-type="string">
            <text:p>apdp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ultiimgoem_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  <table:table-cell table:formula="of:==IF(ISERROR(VLOOKUP([.C44];[$8155_es17_example.$B$2:$8155_es17_example.$B$257];1;0));[.C44];&quot;&quot;)" office:value-type="string" office:string-value="multiimgoem_a" calcext:value-type="string">
            <text:p>multiimgoem_a</text:p>
          </table:table-cell>
          <table:table-cell table:formula="of:==IF(ISERROR(VLOOKUP([.C44];[$8155_64.$B$2:$8155_64.$B$257];1;0));[.C44];&quot;&quot;)" office:value-type="string" office:string-value="multiimgoem_a" calcext:value-type="string">
            <text:p>multiimgoem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imagefv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7911177-C9E6-4372-933C-804B678E666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fv.elf</text:p>
          </table:table-cell>
          <table:table-cell/>
          <table:table-cell table:formula="of:==IF(ISERROR(VLOOKUP([.C45];[$8155_es17_example.$B$2:$8155_es17_example.$B$257];1;0));[.C45];&quot;&quot;)" office:value-type="string" office:string-value="imagefv_a" calcext:value-type="string">
            <text:p>imagefv_a</text:p>
          </table:table-cell>
          <table:table-cell table:formula="of:==IF(ISERROR(VLOOKUP([.C45];[$8155_64.$B$2:$8155_64.$B$257];1;0));[.C45];&quot;&quot;)" office:value-type="string" office:string-value="imagefv_a" calcext:value-type="string">
            <text:p>imagefv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hrm_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B74CA22-2F0D-4B82-A1D6-C4213F348D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hrm.elf</text:p>
          </table:table-cell>
          <table:table-cell/>
          <table:table-cell table:formula="of:==IF(ISERROR(VLOOKUP([.C46];[$8155_es17_example.$B$2:$8155_es17_example.$B$257];1;0));[.C46];&quot;&quot;)" office:value-type="string" office:string-value="shrm_a" calcext:value-type="string">
            <text:p>shrm_a</text:p>
          </table:table-cell>
          <table:table-cell table:formula="of:==IF(ISERROR(VLOOKUP([.C46];[$8155_64.$B$2:$8155_64.$B$257];1;0));[.C46];&quot;&quot;)" office:value-type="string" office:string-value="shrm_a" calcext:value-type="string">
            <text:p>shrm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sb4fw_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FA03C7A-9FDC-498B-A2A8-DE11EE3397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7];[$8155_es17_example.$B$2:$8155_es17_example.$B$257];1;0));[.C47];&quot;&quot;)" office:value-type="string" office:string-value="usb4fw_a" calcext:value-type="string">
            <text:p>usb4fw_a</text:p>
          </table:table-cell>
          <table:table-cell table:formula="of:==IF(ISERROR(VLOOKUP([.C47];[$8155_64.$B$2:$8155_64.$B$257];1;0));[.C47];&quot;&quot;)" office:value-type="string" office:string-value="usb4fw_a" calcext:value-type="string">
            <text:p>usb4fw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8];[$8155_es17_example.$B$2:$8155_es17_example.$B$257];1;0));[.C48];&quot;&quot;)">
            <text:p/>
          </table:table-cell>
          <table:table-cell table:formula="of:==IF(ISERROR(VLOOKUP([.C48];[$8155_64.$B$2:$8155_64.$B$257];1;0));[.C4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9];[$8155_es17_example.$B$2:$8155_es17_example.$B$257];1;0));[.C49];&quot;&quot;)">
            <text:p/>
          </table:table-cell>
          <table:table-cell table:formula="of:==IF(ISERROR(VLOOKUP([.C49];[$8155_64.$B$2:$8155_64.$B$257];1;0));[.C4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0];[$8155_es17_example.$B$2:$8155_es17_example.$B$257];1;0));[.C50];&quot;&quot;)">
            <text:p/>
          </table:table-cell>
          <table:table-cell table:formula="of:==IF(ISERROR(VLOOKUP([.C50];[$8155_64.$B$2:$8155_64.$B$257];1;0));[.C5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1];[$8155_es17_example.$B$2:$8155_es17_example.$B$257];1;0));[.C51];&quot;&quot;)">
            <text:p/>
          </table:table-cell>
          <table:table-cell table:formula="of:==IF(ISERROR(VLOOKUP([.C51];[$8155_64.$B$2:$8155_64.$B$257];1;0));[.C5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2];[$8155_es17_example.$B$2:$8155_es17_example.$B$257];1;0));[.C52];&quot;&quot;)">
            <text:p/>
          </table:table-cell>
          <table:table-cell table:formula="of:==IF(ISERROR(VLOOKUP([.C52];[$8155_64.$B$2:$8155_64.$B$257];1;0));[.C5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  <table:table-cell table:formula="of:==IF(ISERROR(VLOOKUP([.C53];[$8155_es17_example.$B$2:$8155_es17_example.$B$257];1;0));[.C53];&quot;&quot;)">
            <text:p/>
          </table:table-cell>
          <table:table-cell table:formula="of:==IF(ISERROR(VLOOKUP([.C53];[$8155_64.$B$2:$8155_64.$B$257];1;0));[.C5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4];[$8155_es17_example.$B$2:$8155_es17_example.$B$257];1;0));[.C54];&quot;&quot;)">
            <text:p/>
          </table:table-cell>
          <table:table-cell table:formula="of:==IF(ISERROR(VLOOKUP([.C54];[$8155_64.$B$2:$8155_64.$B$257];1;0));[.C5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5];[$8155_es17_example.$B$2:$8155_es17_example.$B$257];1;0));[.C55];&quot;&quot;)">
            <text:p/>
          </table:table-cell>
          <table:table-cell table:formula="of:==IF(ISERROR(VLOOKUP([.C55];[$8155_64.$B$2:$8155_64.$B$257];1;0));[.C5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ecdat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56];[$8155_es17_example.$B$2:$8155_es17_example.$B$257];1;0));[.C56];&quot;&quot;)">
            <text:p/>
          </table:table-cell>
          <table:table-cell table:formula="of:==IF(ISERROR(VLOOKUP([.C56];[$8155_64.$B$2:$8155_64.$B$257];1;0));[.C5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7];[$8155_es17_example.$B$2:$8155_es17_example.$B$257];1;0));[.C57];&quot;&quot;)">
            <text:p/>
          </table:table-cell>
          <table:table-cell table:formula="of:==IF(ISERROR(VLOOKUP([.C57];[$8155_64.$B$2:$8155_64.$B$257];1;0));[.C5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ofts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9cfd37f-3d6b-48ed-9739-23015606be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8];[$8155_es17_example.$B$2:$8155_es17_example.$B$257];1;0));[.C58];&quot;&quot;)" office:value-type="string" office:string-value="softsku" calcext:value-type="string">
            <text:p>softsku</text:p>
          </table:table-cell>
          <table:table-cell table:formula="of:==IF(ISERROR(VLOOKUP([.C58];[$8155_64.$B$2:$8155_64.$B$257];1;0));[.C58];&quot;&quot;)" office:value-type="string" office:string-value="softsku" calcext:value-type="string">
            <text:p>softsku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9];[$8155_es17_example.$B$2:$8155_es17_example.$B$257];1;0));[.C59];&quot;&quot;)">
            <text:p/>
          </table:table-cell>
          <table:table-cell table:formula="of:==IF(ISERROR(VLOOKUP([.C59];[$8155_64.$B$2:$8155_64.$B$257];1;0));[.C5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0];[$8155_es17_example.$B$2:$8155_es17_example.$B$257];1;0));[.C60];&quot;&quot;)">
            <text:p/>
          </table:table-cell>
          <table:table-cell table:formula="of:==IF(ISERROR(VLOOKUP([.C60];[$8155_64.$B$2:$8155_64.$B$257];1;0));[.C6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op_b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8B27C4C-4B5B-8AB2-502F-A792B590A8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C61];[$8155_es17_example.$B$2:$8155_es17_example.$B$257];1;0));[.C61];&quot;&quot;)">
            <text:p/>
          </table:table-cell>
          <table:table-cell table:formula="of:==IF(ISERROR(VLOOKUP([.C61];[$8155_64.$B$2:$8155_64.$B$257];1;0));[.C61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tz_b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832EA16-8B0D-4398-A67B-EBB30EF98E7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C62];[$8155_es17_example.$B$2:$8155_es17_example.$B$257];1;0));[.C62];&quot;&quot;)">
            <text:p/>
          </table:table-cell>
          <table:table-cell table:formula="of:==IF(ISERROR(VLOOKUP([.C62];[$8155_64.$B$2:$8155_64.$B$257];1;0));[.C6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hy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C63];[$8155_es17_example.$B$2:$8155_es17_example.$B$257];1;0));[.C63];&quot;&quot;)">
            <text:p/>
          </table:table-cell>
          <table:table-cell table:formula="of:==IF(ISERROR(VLOOKUP([.C63];[$8155_64.$B$2:$8155_64.$B$257];1;0));[.C6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ACKUP_TZAPP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64];[$8155_es17_example.$B$2:$8155_es17_example.$B$257];1;0));[.C64];&quot;&quot;)" office:value-type="string" office:string-value="BACKUP_TZAPPS" calcext:value-type="string">
            <text:p>BACKUP_TZAPPS</text:p>
          </table:table-cell>
          <table:table-cell table:formula="of:==IF(ISERROR(VLOOKUP([.C64];[$8155_64.$B$2:$8155_64.$B$257];1;0));[.C64];&quot;&quot;)" office:value-type="string" office:string-value="BACKUP_TZAPPS" calcext:value-type="string">
            <text:p>BACKUP_TZAPPS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odem_b</text:p>
          </table:table-cell>
          <table:table-cell office:value-type="float" office:value="184320" calcext:value-type="float">
            <text:p>184320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C65];[$8155_es17_example.$B$2:$8155_es17_example.$B$257];1;0));[.C65];&quot;&quot;)">
            <text:p/>
          </table:table-cell>
          <table:table-cell table:formula="of:==IF(ISERROR(VLOOKUP([.C65];[$8155_64.$B$2:$8155_64.$B$257];1;0));[.C6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ore_nhlos_b</text:p>
          </table:table-cell>
          <table:table-cell office:value-type="float" office:value="122880" calcext:value-type="float">
            <text:p>122880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66];[$8155_es17_example.$B$2:$8155_es17_example.$B$257];1;0));[.C66];&quot;&quot;)" office:value-type="string" office:string-value="core_nhlos_b" calcext:value-type="string">
            <text:p>core_nhlos_b</text:p>
          </table:table-cell>
          <table:table-cell table:formula="of:==IF(ISERROR(VLOOKUP([.C66];[$8155_64.$B$2:$8155_64.$B$257];1;0));[.C66];&quot;&quot;)" office:value-type="string" office:string-value="core_nhlos_b" calcext:value-type="string">
            <text:p>core_nhlos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7];[$8155_es17_example.$B$2:$8155_es17_example.$B$257];1;0));[.C67];&quot;&quot;)">
            <text:p/>
          </table:table-cell>
          <table:table-cell table:formula="of:==IF(ISERROR(VLOOKUP([.C67];[$8155_64.$B$2:$8155_64.$B$257];1;0));[.C6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8];[$8155_es17_example.$B$2:$8155_es17_example.$B$257];1;0));[.C68];&quot;&quot;)">
            <text:p/>
          </table:table-cell>
          <table:table-cell table:formula="of:==IF(ISERROR(VLOOKUP([.C68];[$8155_64.$B$2:$8155_64.$B$257];1;0));[.C68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FFB67A4-7A7F-4D08-BBF5-E20A8A68560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C69];[$8155_es17_example.$B$2:$8155_es17_example.$B$257];1;0));[.C69];&quot;&quot;)">
            <text:p/>
          </table:table-cell>
          <table:table-cell table:formula="of:==IF(ISERROR(VLOOKUP([.C69];[$8155_64.$B$2:$8155_64.$B$257];1;0));[.C6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C70];[$8155_es17_example.$B$2:$8155_es17_example.$B$257];1;0));[.C70];&quot;&quot;)">
            <text:p/>
          </table:table-cell>
          <table:table-cell table:formula="of:==IF(ISERROR(VLOOKUP([.C70];[$8155_64.$B$2:$8155_64.$B$257];1;0));[.C7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C71];[$8155_es17_example.$B$2:$8155_es17_example.$B$257];1;0));[.C71];&quot;&quot;)">
            <text:p/>
          </table:table-cell>
          <table:table-cell table:formula="of:==IF(ISERROR(VLOOKUP([.C71];[$8155_64.$B$2:$8155_64.$B$257];1;0));[.C71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72];[$8155_es17_example.$B$2:$8155_es17_example.$B$257];1;0));[.C72];&quot;&quot;)">
            <text:p/>
          </table:table-cell>
          <table:table-cell table:formula="of:==IF(ISERROR(VLOOKUP([.C72];[$8155_64.$B$2:$8155_64.$B$257];1;0));[.C7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mnlib64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73];[$8155_es17_example.$B$2:$8155_es17_example.$B$257];1;0));[.C73];&quot;&quot;)">
            <text:p/>
          </table:table-cell>
          <table:table-cell table:formula="of:==IF(ISERROR(VLOOKUP([.C73];[$8155_64.$B$2:$8155_64.$B$257];1;0));[.C7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C74];[$8155_es17_example.$B$2:$8155_es17_example.$B$257];1;0));[.C74];&quot;&quot;)">
            <text:p/>
          </table:table-cell>
          <table:table-cell table:formula="of:==IF(ISERROR(VLOOKUP([.C74];[$8155_64.$B$2:$8155_64.$B$257];1;0));[.C74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qupfw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75];[$8155_es17_example.$B$2:$8155_es17_example.$B$257];1;0));[.C75];&quot;&quot;)">
            <text:p/>
          </table:table-cell>
          <table:table-cell table:formula="of:==IF(ISERROR(VLOOKUP([.C75];[$8155_64.$B$2:$8155_64.$B$257];1;0));[.C7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76];[$8155_es17_example.$B$2:$8155_es17_example.$B$257];1;0));[.C76];&quot;&quot;)">
            <text:p/>
          </table:table-cell>
          <table:table-cell table:formula="of:==IF(ISERROR(VLOOKUP([.C76];[$8155_64.$B$2:$8155_64.$B$257];1;0));[.C76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pucp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6C1111FB-5354-41DE-AC17-5B6E542BE8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pucp.elf</text:p>
          </table:table-cell>
          <table:table-cell/>
          <table:table-cell table:formula="of:==IF(ISERROR(VLOOKUP([.C77];[$8155_es17_example.$B$2:$8155_es17_example.$B$257];1;0));[.C77];&quot;&quot;)" office:value-type="string" office:string-value="cpucp_b" calcext:value-type="string">
            <text:p>cpucp_b</text:p>
          </table:table-cell>
          <table:table-cell table:formula="of:==IF(ISERROR(VLOOKUP([.C77];[$8155_64.$B$2:$8155_64.$B$257];1;0));[.C77];&quot;&quot;)" office:value-type="string" office:string-value="cpucp_b" calcext:value-type="string">
            <text:p>cpucp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pdp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0F198D-8174-4193-9AF1-5DA94CDC59C9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78];[$8155_es17_example.$B$2:$8155_es17_example.$B$257];1;0));[.C78];&quot;&quot;)" office:value-type="string" office:string-value="apdp_b" calcext:value-type="string">
            <text:p>apdp_b</text:p>
          </table:table-cell>
          <table:table-cell table:formula="of:==IF(ISERROR(VLOOKUP([.C78];[$8155_64.$B$2:$8155_64.$B$257];1;0));[.C78];&quot;&quot;)" office:value-type="string" office:string-value="apdp_b" calcext:value-type="string">
            <text:p>apdp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ultiimgoem_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3E3ECD-C512-4F95-9144-6063826A89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  <table:table-cell table:formula="of:==IF(ISERROR(VLOOKUP([.C79];[$8155_es17_example.$B$2:$8155_es17_example.$B$257];1;0));[.C79];&quot;&quot;)" office:value-type="string" office:string-value="multiimgoem_b" calcext:value-type="string">
            <text:p>multiimgoem_b</text:p>
          </table:table-cell>
          <table:table-cell table:formula="of:==IF(ISERROR(VLOOKUP([.C79];[$8155_64.$B$2:$8155_64.$B$257];1;0));[.C79];&quot;&quot;)" office:value-type="string" office:string-value="multiimgoem_b" calcext:value-type="string">
            <text:p>multiimgoem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imagefv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fv.elf</text:p>
          </table:table-cell>
          <table:table-cell/>
          <table:table-cell table:formula="of:==IF(ISERROR(VLOOKUP([.C80];[$8155_es17_example.$B$2:$8155_es17_example.$B$257];1;0));[.C80];&quot;&quot;)" office:value-type="string" office:string-value="imagefv_b" calcext:value-type="string">
            <text:p>imagefv_b</text:p>
          </table:table-cell>
          <table:table-cell table:formula="of:==IF(ISERROR(VLOOKUP([.C80];[$8155_64.$B$2:$8155_64.$B$257];1;0));[.C80];&quot;&quot;)" office:value-type="string" office:string-value="imagefv_b" calcext:value-type="string">
            <text:p>imagefv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shrm_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9FD6C00-49EB-6BD1-6899-2FB849DD4F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hrm.elf</text:p>
          </table:table-cell>
          <table:table-cell/>
          <table:table-cell table:formula="of:==IF(ISERROR(VLOOKUP([.C81];[$8155_es17_example.$B$2:$8155_es17_example.$B$257];1;0));[.C81];&quot;&quot;)" office:value-type="string" office:string-value="shrm_b" calcext:value-type="string">
            <text:p>shrm_b</text:p>
          </table:table-cell>
          <table:table-cell table:formula="of:==IF(ISERROR(VLOOKUP([.C81];[$8155_64.$B$2:$8155_64.$B$257];1;0));[.C81];&quot;&quot;)" office:value-type="string" office:string-value="shrm_b" calcext:value-type="string">
            <text:p>shrm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usb4fw_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2];[$8155_es17_example.$B$2:$8155_es17_example.$B$257];1;0));[.C82];&quot;&quot;)" office:value-type="string" office:string-value="usb4fw_b" calcext:value-type="string">
            <text:p>usb4fw_b</text:p>
          </table:table-cell>
          <table:table-cell table:formula="of:==IF(ISERROR(VLOOKUP([.C82];[$8155_64.$B$2:$8155_64.$B$257];1;0));[.C82];&quot;&quot;)" office:value-type="string" office:string-value="usb4fw_b" calcext:value-type="string">
            <text:p>usb4fw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3];[$8155_es17_example.$B$2:$8155_es17_example.$B$257];1;0));[.C83];&quot;&quot;)">
            <text:p/>
          </table:table-cell>
          <table:table-cell table:formula="of:==IF(ISERROR(VLOOKUP([.C83];[$8155_64.$B$2:$8155_64.$B$257];1;0));[.C8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50cd9e-5dcb-4528-9b5f-ab876efd45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4];[$8155_es17_example.$B$2:$8155_es17_example.$B$257];1;0));[.C84];&quot;&quot;)" office:value-type="string" office:string-value="ALIGN_TO_128K_3" calcext:value-type="string">
            <text:p>ALIGN_TO_128K_3</text:p>
          </table:table-cell>
          <table:table-cell table:formula="of:==IF(ISERROR(VLOOKUP([.C84];[$8155_64.$B$2:$8155_64.$B$257];1;0));[.C84];&quot;&quot;)" office:value-type="string" office:string-value="ALIGN_TO_128K_3" calcext:value-type="string">
            <text:p>ALIGN_TO_128K_3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C85];[$8155_es17_example.$B$2:$8155_es17_example.$B$257];1;0));[.C85];&quot;&quot;)">
            <text:p/>
          </table:table-cell>
          <table:table-cell table:formula="of:==IF(ISERROR(VLOOKUP([.C85];[$8155_64.$B$2:$8155_64.$B$257];1;0));[.C8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system_b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7D7B011-54DA-4835-B3C4-917AD6E73D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/>
          <table:table-cell table:formula="of:==IF(ISERROR(VLOOKUP([.C86];[$8155_es17_example.$B$2:$8155_es17_example.$B$257];1;0));[.C86];&quot;&quot;)">
            <text:p/>
          </table:table-cell>
          <table:table-cell table:formula="of:==IF(ISERROR(VLOOKUP([.C86];[$8155_64.$B$2:$8155_64.$B$257];1;0));[.C86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51803e-4d9a-4fa5-b8f1-f5fa05f20f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ost_vbmeta_la.img</text:p>
          </table:table-cell>
          <table:table-cell/>
          <table:table-cell table:formula="of:==IF(ISERROR(VLOOKUP([.C87];[$8155_es17_example.$B$2:$8155_es17_example.$B$257];1;0));[.C87];&quot;&quot;)">
            <text:p/>
          </table:table-cell>
          <table:table-cell table:formula="of:==IF(ISERROR(VLOOKUP([.C87];[$8155_64.$B$2:$8155_64.$B$257];1;0));[.C8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bmeta.img</text:p>
          </table:table-cell>
          <table:table-cell/>
          <table:table-cell table:formula="of:==IF(ISERROR(VLOOKUP([.C88];[$8155_es17_example.$B$2:$8155_es17_example.$B$257];1;0));[.C88];&quot;&quot;)" office:value-type="string" office:string-value="la_vbmeta_b" calcext:value-type="string">
            <text:p>la_vbmeta_b</text:p>
          </table:table-cell>
          <table:table-cell table:formula="of:==IF(ISERROR(VLOOKUP([.C88];[$8155_64.$B$2:$8155_64.$B$257];1;0));[.C88];&quot;&quot;)" office:value-type="string" office:string-value="la_vbmeta_b" calcext:value-type="string">
            <text:p>la_vbmeta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boot_b</text:p>
          </table:table-cell>
          <table:table-cell office:value-type="string" calcext:value-type="string">
            <text:p>android_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8E2F94FF-389A-4B97-A0D3-A13B5CEC7C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.img</text:p>
          </table:table-cell>
          <table:table-cell/>
          <table:table-cell table:formula="of:==IF(ISERROR(VLOOKUP([.C89];[$8155_es17_example.$B$2:$8155_es17_example.$B$257];1;0));[.C89];&quot;&quot;)" office:value-type="string" office:string-value="android_boot_b" calcext:value-type="string">
            <text:p>android_boot_b</text:p>
          </table:table-cell>
          <table:table-cell table:formula="of:==IF(ISERROR(VLOOKUP([.C89];[$8155_64.$B$2:$8155_64.$B$257];1;0));[.C8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dtbo_b</text:p>
          </table:table-cell>
          <table:table-cell office:value-type="string" calcext:value-type="string">
            <text:p>dtbo_b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0];[$8155_es17_example.$B$2:$8155_es17_example.$B$257];1;0));[.C90];&quot;&quot;)">
            <text:p/>
          </table:table-cell>
          <table:table-cell table:formula="of:==IF(ISERROR(VLOOKUP([.C90];[$8155_64.$B$2:$8155_64.$B$257];1;0));[.C9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endor_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<text:s/>8E2F94FF-389A-4B97-A0D3-A13B5ECE7C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_boot.img</text:p>
          </table:table-cell>
          <table:table-cell/>
          <table:table-cell table:formula="of:==IF(ISERROR(VLOOKUP([.C91];[$8155_es17_example.$B$2:$8155_es17_example.$B$257];1;0));[.C91];&quot;&quot;)" office:value-type="string" office:string-value="la_vendor_boot_b" calcext:value-type="string">
            <text:p>la_vendor_boot_b</text:p>
          </table:table-cell>
          <table:table-cell table:formula="of:==IF(ISERROR(VLOOKUP([.C91];[$8155_64.$B$2:$8155_64.$B$257];1;0));[.C91];&quot;&quot;)" office:value-type="string" office:string-value="la_vendor_boot_b" calcext:value-type="string">
            <text:p>la_vendor_boot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2];[$8155_es17_example.$B$2:$8155_es17_example.$B$257];1;0));[.C92];&quot;&quot;)">
            <text:p/>
          </table:table-cell>
          <table:table-cell table:formula="of:==IF(ISERROR(VLOOKUP([.C92];[$8155_64.$B$2:$8155_64.$B$257];1;0));[.C9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C93];[$8155_es17_example.$B$2:$8155_es17_example.$B$257];1;0));[.C93];&quot;&quot;)">
            <text:p/>
          </table:table-cell>
          <table:table-cell table:formula="of:==IF(ISERROR(VLOOKUP([.C93];[$8155_64.$B$2:$8155_64.$B$257];1;0));[.C9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94];[$8155_es17_example.$B$2:$8155_es17_example.$B$257];1;0));[.C94];&quot;&quot;)">
            <text:p/>
          </table:table-cell>
          <table:table-cell table:formula="of:==IF(ISERROR(VLOOKUP([.C94];[$8155_64.$B$2:$8155_64.$B$257];1;0));[.C94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f496734-3e5c-4f65-a510-7260a409942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95];[$8155_es17_example.$B$2:$8155_es17_example.$B$257];1;0));[.C95];&quot;&quot;)" office:value-type="string" office:string-value="ALIGN_TO_128K_4" calcext:value-type="string">
            <text:p>ALIGN_TO_128K_4</text:p>
          </table:table-cell>
          <table:table-cell table:formula="of:==IF(ISERROR(VLOOKUP([.C95];[$8155_64.$B$2:$8155_64.$B$257];1;0));[.C95];&quot;&quot;)" office:value-type="string" office:string-value="ALIGN_TO_128K_4" calcext:value-type="string">
            <text:p>ALIGN_TO_128K_4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rawdump</text:p>
          </table:table-cell>
          <table:table-cell office:value-type="float" office:value="631072" calcext:value-type="float">
            <text:p>631072</text:p>
          </table:table-cell>
          <table:table-cell office:value-type="string" calcext:value-type="string">
            <text:p>66C9B323-F7FC-48B6-BF96-6F32E335A42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6];[$8155_es17_example.$B$2:$8155_es17_example.$B$257];1;0));[.C96];&quot;&quot;)" office:value-type="string" office:string-value="rawdump" calcext:value-type="string">
            <text:p>rawdump</text:p>
          </table:table-cell>
          <table:table-cell table:formula="of:==IF(ISERROR(VLOOKUP([.C96];[$8155_64.$B$2:$8155_64.$B$257];1;0));[.C96];&quot;&quot;)" office:value-type="string" office:string-value="rawdump" calcext:value-type="string">
            <text:p>rawdump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ogdump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5AF80809-AABB-4943-9168-CDFC38742598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97];[$8155_es17_example.$B$2:$8155_es17_example.$B$257];1;0));[.C97];&quot;&quot;)">
            <text:p/>
          </table:table-cell>
          <table:table-cell table:formula="of:==IF(ISERROR(VLOOKUP([.C97];[$8155_64.$B$2:$8155_64.$B$257];1;0));[.C9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_qnx.img</text:p>
          </table:table-cell>
          <table:table-cell/>
          <table:table-cell table:formula="of:==IF(ISERROR(VLOOKUP([.C98];[$8155_es17_example.$B$2:$8155_es17_example.$B$257];1;0));[.C98];&quot;&quot;)">
            <text:p/>
          </table:table-cell>
          <table:table-cell table:formula="of:==IF(ISERROR(VLOOKUP([.C98];[$8155_64.$B$2:$8155_64.$B$257];1;0));[.C98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9];[$8155_es17_example.$B$2:$8155_es17_example.$B$257];1;0));[.C99];&quot;&quot;)">
            <text:p/>
          </table:table-cell>
          <table:table-cell table:formula="of:==IF(ISERROR(VLOOKUP([.C99];[$8155_64.$B$2:$8155_64.$B$257];1;0));[.C9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super</text:p>
          </table:table-cell>
          <table:table-cell office:value-type="float" office:value="12582912" calcext:value-type="float">
            <text:p>12582912</text:p>
          </table:table-cell>
          <table:table-cell office:value-type="string" calcext:value-type="string">
            <text:p>89A12DE1-5E41-4CB3-8B4C-B1441EB5DA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upe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0];[$8155_es17_example.$B$2:$8155_es17_example.$B$257];1;0));[.C100];&quot;&quot;)" office:value-type="string" office:string-value="la_super" calcext:value-type="string">
            <text:p>la_super</text:p>
          </table:table-cell>
          <table:table-cell table:formula="of:==IF(ISERROR(VLOOKUP([.C100];[$8155_64.$B$2:$8155_64.$B$257];1;0));[.C100];&quot;&quot;)" office:value-type="string" office:string-value="la_super" calcext:value-type="string">
            <text:p>la_super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metadata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<text:s/>988A98C9-2910-4123-AAEC-1CF6B1BC28F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eta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1];[$8155_es17_example.$B$2:$8155_es17_example.$B$257];1;0));[.C101];&quot;&quot;)" office:value-type="string" office:string-value="la_metadata" calcext:value-type="string">
            <text:p>la_metadata</text:p>
          </table:table-cell>
          <table:table-cell table:formula="of:==IF(ISERROR(VLOOKUP([.C101];[$8155_64.$B$2:$8155_64.$B$257];1;0));[.C101];&quot;&quot;)" office:value-type="string" office:string-value="la_metadata" calcext:value-type="string">
            <text:p>la_metadata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firmware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102];[$8155_es17_example.$B$2:$8155_es17_example.$B$257];1;0));[.C102];&quot;&quot;)" office:value-type="string" office:string-value="la_firmware" calcext:value-type="string">
            <text:p>la_firmware</text:p>
          </table:table-cell>
          <table:table-cell table:formula="of:==IF(ISERROR(VLOOKUP([.C102];[$8155_64.$B$2:$8155_64.$B$257];1;0));[.C102];&quot;&quot;)" office:value-type="string" office:string-value="la_firmware" calcext:value-type="string">
            <text:p>la_firmware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dtbo_a</text:p>
          </table:table-cell>
          <table:table-cell office:value-type="string" calcext:value-type="string">
            <text:p>dtbo_a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103];[$8155_es17_example.$B$2:$8155_es17_example.$B$257];1;0));[.C103];&quot;&quot;)">
            <text:p/>
          </table:table-cell>
          <table:table-cell table:formula="of:==IF(ISERROR(VLOOKUP([.C103];[$8155_64.$B$2:$8155_64.$B$257];1;0));[.C10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endor_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<text:s/>8E2F94FF-389A-4B97-A0D3-A13B5ECE7C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_boot.img</text:p>
          </table:table-cell>
          <table:table-cell/>
          <table:table-cell table:formula="of:==IF(ISERROR(VLOOKUP([.C104];[$8155_es17_example.$B$2:$8155_es17_example.$B$257];1;0));[.C104];&quot;&quot;)" office:value-type="string" office:string-value="la_vendor_boot_a" calcext:value-type="string">
            <text:p>la_vendor_boot_a</text:p>
          </table:table-cell>
          <table:table-cell table:formula="of:==IF(ISERROR(VLOOKUP([.C104];[$8155_64.$B$2:$8155_64.$B$257];1;0));[.C104];&quot;&quot;)" office:value-type="string" office:string-value="la_vendor_boot_a" calcext:value-type="string">
            <text:p>la_vendor_boot_a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recovery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4B391-291C-49FA-ABC2-0463AB5F713F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empty_4K.bin</text:p>
          </table:table-cell>
          <table:table-cell/>
          <table:table-cell table:formula="of:==IF(ISERROR(VLOOKUP([.C105];[$8155_es17_example.$B$2:$8155_es17_example.$B$257];1;0));[.C105];&quot;&quot;)" office:value-type="string" office:string-value="recoveryinfo" calcext:value-type="string">
            <text:p>recoveryinfo</text:p>
          </table:table-cell>
          <table:table-cell table:formula="of:==IF(ISERROR(VLOOKUP([.C105];[$8155_64.$B$2:$8155_64.$B$257];1;0));[.C105];&quot;&quot;)" office:value-type="string" office:string-value="recoveryinfo" calcext:value-type="string">
            <text:p>recoveryinfo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userdata</text:p>
          </table:table-cell>
          <table:table-cell office:value-type="float" office:value="12582912" calcext:value-type="float">
            <text:p>12582912</text:p>
          </table:table-cell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table:formula="of:==IF(ISERROR(VLOOKUP([.C106];[$8155_es17_example.$B$2:$8155_es17_example.$B$257];1;0));[.C106];&quot;&quot;)">
            <text:p/>
          </table:table-cell>
          <table:table-cell table:formula="of:==IF(ISERROR(VLOOKUP([.C106];[$8155_64.$B$2:$8155_64.$B$257];1;0));[.C106];&quot;&quot;)">
            <text:p/>
          </table:table-cell>
        </table:table-row>
      </table:table>
      <table:table table:name="Purpose of Partition" table:style-name="ta1">
        <table:table-column table:style-name="co19" table:default-cell-style-name="ce8"/>
        <table:table-column table:style-name="co20" table:default-cell-style-name="ce12"/>
        <table:table-column table:style-name="co9" table:number-columns-repeated="1021" table:default-cell-style-name="ce13"/>
        <table:table-row table:style-name="ro1">
          <table:table-cell table:style-name="ce5" office:value-type="string" calcext:value-type="string">
            <text:p><text:span text:style-name="T2">Label</text:span></text:p>
          </table:table-cell>
          <table:table-cell table:style-name="ce5" office:value-type="string" calcext:value-type="string">
            <text:p>Purpose of this parti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dem</text:p>
          </table:table-cell>
          <table:table-cell table:style-name="ce9" office:value-type="string" calcext:value-type="string">
            <text:p>Partition for modem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sc</text:p>
          </table:table-cell>
          <table:table-cell table:style-name="ce9" office:value-type="string" calcext:value-type="string">
            <text:p>Cookie partition to store Modem File System's cookies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sd</text:p>
          </table:table-cell>
          <table:table-cell table:style-name="ce9" office:value-type="string" calcext:value-type="string">
            <text:p>Partition for ssd diag module. stores the encrypted RSA key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bl1</text:p>
          </table:table-cell>
          <table:table-cell table:style-name="ce9" office:value-type="string" calcext:value-type="string">
            <text:p>Partition for secondary boot load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bl1bak</text:p>
          </table:table-cell>
          <table:table-cell table:style-name="ce9" office:value-type="string" calcext:value-type="string">
            <text:p>Back up Partition for secondary boot load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pm</text:p>
          </table:table-cell>
          <table:table-cell table:style-name="ce9" office:value-type="string" calcext:value-type="string">
            <text:p>Partition for rpm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pmbak</text:p>
          </table:table-cell>
          <table:table-cell table:style-name="ce9" office:value-type="string" calcext:value-type="string">
            <text:p>Back up Partition for rpm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z</text:p>
          </table:table-cell>
          <table:table-cell table:style-name="ce9" office:value-type="string" calcext:value-type="string">
            <text:p>Partition for tz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zbak</text:p>
          </table:table-cell>
          <table:table-cell table:style-name="ce9" office:value-type="string" calcext:value-type="string">
            <text:p>Back up Partition for tz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Hyp</text:p>
          </table:table-cell>
          <table:table-cell table:style-name="ce9" office:value-type="string" calcext:value-type="string">
            <text:p>Partition for hypervisor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hypbak</text:p>
          </table:table-cell>
          <table:table-cell table:style-name="ce9" office:value-type="string" calcext:value-type="string">
            <text:p>Back up Partition for hypervisor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sp</text:p>
          </table:table-cell>
          <table:table-cell table:style-name="ce9" office:value-type="string" calcext:value-type="string">
            <text:p>Partition for adsp dymanic loaders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demst1</text:p>
          </table:table-cell>
          <table:table-cell table:style-name="ce9" office:value-type="string" calcext:value-type="string">
            <text:p>Copy of Modem File System (Encrypted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demst2</text:p>
          </table:table-cell>
          <table:table-cell table:style-name="ce9" office:value-type="string" calcext:value-type="string">
            <text:p>Copy of Modem File System (Encrypted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DR</text:p>
          </table:table-cell>
          <table:table-cell table:style-name="ce9" office:value-type="string" calcext:value-type="string">
            <text:p>Partition for DDR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Fsg</text:p>
          </table:table-cell>
          <table:table-cell table:style-name="ce9" office:value-type="string" calcext:value-type="string">
            <text:p>Golden copy or backup of Modem File System (Encrypted). Also used to</text:p>
            <text:p>pre-populate the file system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ec</text:p>
          </table:table-cell>
          <table:table-cell table:style-name="ce9" office:value-type="string" calcext:value-type="string">
            <text:p>Sec.dat contains fuse settings,mainly for secure boot and oem setting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lash</text:p>
          </table:table-cell>
          <table:table-cell table:style-name="ce9" office:value-type="string" calcext:value-type="string">
            <text:p>The splash screen is displayed during the apps bootloader (also called the</text:p>
            <text:p>LK). The display driver in LK will read the splash image data from a</text:p>
            <text:p>separate eMMC partition named as splash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boot</text:p>
          </table:table-cell>
          <table:table-cell table:style-name="ce9" office:value-type="string" calcext:value-type="string">
            <text:p>Partition for apps boot load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bootbak</text:p>
          </table:table-cell>
          <table:table-cell table:style-name="ce9" office:value-type="string" calcext:value-type="string">
            <text:p>Back up Partition for apps boot loader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boot</text:p>
          </table:table-cell>
          <table:table-cell table:style-name="ce9" office:value-type="string" calcext:value-type="string">
            <text:p>This is the boot partition of your Android device, It includes the android</text:p>
            <text:p>kernel and the ramdisk.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4">
          <table:table-cell table:style-name="ce6" office:value-type="string" calcext:value-type="string">
            <text:p>recovery</text:p>
          </table:table-cell>
          <table:table-cell table:style-name="ce9" office:value-type="string" calcext:value-type="string">
            <text:p>This is specially designed for backup. The recovery partition can be</text:p>
            <text:p>considered as an alternative boot partition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devinfo</text:p>
          </table:table-cell>
          <table:table-cell table:style-name="ce9" office:value-type="string" calcext:value-type="string">
            <text:p>Device information including:iis_unlocked, is_tampered, is_verified,</text:p>
            <text:p>charger_screen_enabled, display_panel, bootloader_version, radio_version</text:p>
            <text:p>All these attirbutes are set based on some specific conditions and written</text:p>
            <text:p>on devinfo partition.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system</text:p>
          </table:table-cell>
          <table:table-cell table:style-name="ce9" office:value-type="string" calcext:value-type="string">
            <text:p>This partition contains the entire Android OSother than the kernel and the</text:p>
            <text:p>ramdisk. This includes the Android GUI and all the system applications that</text:p>
            <text:p>come pre-installed on the device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cache</text:p>
          </table:table-cell>
          <table:table-cell table:style-name="ce9" office:value-type="string" calcext:value-type="string">
            <text:p>This is the partition where Android stores frequently accessed data and</text:p>
            <text:p>app components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persist</text:p>
          </table:table-cell>
          <table:table-cell table:style-name="ce9" office:value-type="string" calcext:value-type="string">
            <text:p>Partition entry for persist image. which contains data which shouldn't be</text:p>
            <text:p>changed after the device shipped for example: calibration data of chips(wifi</text:p>
            <text:p>, bt, camera, etc.)certificates and other security related files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misc</text:p>
          </table:table-cell>
          <table:table-cell table:style-name="ce9" office:value-type="string" calcext:value-type="string">
            <text:p>This partition contains miscellaneous system settings in form of on/off</text:p>
            <text:p>switches. These settings may include CID (Carrier or Region ID), USB</text:p>
            <text:p>configuration and etc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nfig</text:p>
          </table:table-cell>
          <table:table-cell table:style-name="ce9" office:value-type="string" calcext:value-type="string">
            <text:p>certain hardware settings etc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oem</text:p>
          </table:table-cell>
          <table:table-cell table:style-name="ce9" office:value-type="string" calcext:value-type="string">
            <text:p>"It is meant for storing OEM specific info. Customer in this case can decide</text:p>
            <text:p>whether he wants to keep this partition or not typically reserved partitions</text:p>
            <text:p>are kept for future us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mits</text:p>
          </table:table-cell>
          <table:table-cell table:style-name="ce9" office:value-type="string" calcext:value-type="string">
            <text:p>Partition to store LMh params on 8976 and 8998 target. LMh (Limits</text:p>
            <text:p>management) driver in SBL writes the LMh HW trimmed data into separate</text:p>
            <text:p>partition and uses the same data for later reboots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ta</text:p>
          </table:table-cell>
          <table:table-cell table:style-name="ce9" office:value-type="string" calcext:value-type="string">
            <text:p>Backup partition for M ota upgrad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vcfg</text:p>
          </table:table-cell>
          <table:table-cell table:style-name="ce9" office:value-type="string" calcext:value-type="string">
            <text:p>Partition needed by TZ for M upgrades.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3">
          <table:table-cell table:style-name="ce6" office:value-type="string" calcext:value-type="string">
            <text:p>Dip</text:p>
          </table:table-cell>
          <table:table-cell table:style-name="ce9" office:value-type="string" calcext:value-type="string">
            <text:p>Partition needed for SafeSwitch, feature (FR26255) designed to allow</text:p>
            <text:p>OEMs and carriers to address new smartphone theft bill issues. DIP(</text:p>
            <text:p>Device Integrity Partition) is for data used by MDTP.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mdtp</text:p>
          </table:table-cell>
          <table:table-cell table:style-name="ce9" office:value-type="string" calcext:value-type="string">
            <text:p>Partition needed for SafeSwitch, feature (FR26255) designed to allow</text:p>
            <text:p>OEMs and carriers to address new smartphone theft bill issues. MDTP(</text:p>
            <text:p>Mobile Device Theft Prevention) partition accommodates mdtp.img and</text:p>
            <text:p>this file is used to display the recovery UI.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mdtpsecap</text:p>
            <text:p>p</text:p>
          </table:table-cell>
          <table:table-cell table:style-name="ce9" office:value-type="string" calcext:value-type="string">
            <text:p>Partifion for mdtpsecapp.mbn.</text:p>
            <text:p>mdtpsecapp is MDTP QSEE app which interacts with HLOS and</text:p>
            <text:p>bootloader(UEFI, on 8998).</text:p>
            <text:p>Partition is required to allow access for the QSEE app from the bootloader.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dtpsecap</text:p>
            <text:p>pbak</text:p>
          </table:table-cell>
          <table:table-cell table:style-name="ce9" office:value-type="string" calcext:value-type="string">
            <text:p>Back up partition for mdtpsecapp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userdata</text:p>
          </table:table-cell>
          <table:table-cell table:style-name="ce9" office:value-type="string" calcext:value-type="string">
            <text:p>Partition for userdata image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keystore</text:p>
          </table:table-cell>
          <table:table-cell table:style-name="ce9" office:value-type="string" calcext:value-type="string">
            <text:p>Keystore partition was added to accommodate the Google's initial version</text:p>
            <text:p>of Verified Boot implementation. But, later when Google revised the</text:p>
            <text:p>Verified Boot specification Google removed user keystore completely.</text:p>
            <text:p>So starting with Android M(post Android L) this partition is not used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cmnlib</text:p>
          </table:table-cell>
          <table:table-cell table:style-name="ce9" office:value-type="string" calcext:value-type="string">
            <text:p>Verified boot feature introduced in M needLK to load cmnlib corresponding</text:p>
            <text:p>partition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mnlibbak</text:p>
          </table:table-cell>
          <table:table-cell table:style-name="ce9" office:value-type="string" calcext:value-type="string">
            <text:p>Back up partition for cmnlib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mnlib64</text:p>
          </table:table-cell>
          <table:table-cell table:style-name="ce9" office:value-type="string" calcext:value-type="string">
            <text:p>64bit based cmnlib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cmnlib64ba</text:p>
            <text:p>k</text:p>
          </table:table-cell>
          <table:table-cell table:style-name="ce9" office:value-type="string" calcext:value-type="string">
            <text:p>Back up partition for cmnlib64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keymaster</text:p>
          </table:table-cell>
          <table:table-cell table:style-name="ce9" office:value-type="string" calcext:value-type="string">
            <text:p>Verified boot feature introduced in M needs LK to load keymaster from</text:p>
            <text:p>corresponding partitions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keymasterb</text:p>
            <text:p>ak</text:p>
          </table:table-cell>
          <table:table-cell table:style-name="ce9" office:value-type="string" calcext:value-type="string">
            <text:p>Back up partition for keymast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yscfg</text:p>
          </table:table-cell>
          <table:table-cell table:style-name="ce9" office:value-type="string" calcext:value-type="string">
            <text:p>Syscfg is internal testing for Vmin and CPR characterizatio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cfg</text:p>
          </table:table-cell>
          <table:table-cell table:style-name="ce9" office:value-type="string" calcext:value-type="string">
            <text:p>All MBNs place holder in flash. Specific MBN would be loaded by mcfg</text:p>
            <text:p>image based on the SIM/Carrier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sadp</text:p>
          </table:table-cell>
          <table:table-cell table:style-name="ce9" office:value-type="string" calcext:value-type="string">
            <text:p>used for modem debug policy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apdp</text:p>
          </table:table-cell>
          <table:table-cell table:style-name="ce9" office:value-type="string" calcext:value-type="string">
            <text:p>used for persisting the debug policy. "Debug policy" is used to better</text:p>
            <text:p>support development and debug on secure/fuse-blown devices One</text:p>
            <text:p>instance of the debug policy will be signed for the AP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po</text:p>
          </table:table-cell>
          <table:table-cell table:style-name="ce9" office:value-type="string" calcext:value-type="string">
            <text:p>This partition will store a policy override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6" office:value-type="string" calcext:value-type="string">
            <text:p>frp</text:p>
          </table:table-cell>
          <table:table-cell table:style-name="ce9" office:value-type="string" calcext:value-type="string">
            <text:p>Partition for Google's Factory Reset Protection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bluetooth</text:p>
          </table:table-cell>
          <table:table-cell table:style-name="ce9" office:value-type="string" calcext:value-type="string">
            <text:p>Partition to store BTFM.bin. BTFM.bin is like Non-Volatile settings. This is</text:p>
            <text:p>used for BT/FM of QCA solution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toolsfv</text:p>
          </table:table-cell>
          <table:table-cell table:style-name="ce9" office:value-type="string" calcext:value-type="string">
            <text:p>Toolsfv is used to mount QcomTestPkg and QcomToolsPkg.</text:p>
            <text:p>QcomTestPkg contains UEFI test applications. QcomToolsPkg contains</text:p>
            <text:p>tools that ease development -such as BDS menu, UEFI Shell etc. This is</text:p>
            <text:p>for debug tools and should not be present in retail device. Even if this is</text:p>
            <text:p>present, UEFI does not mount this in retail builds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ogfs</text:p>
          </table:table-cell>
          <table:table-cell table:style-name="ce9" office:value-type="string" calcext:value-type="string">
            <text:p>logfs is for debug purpose partition.(To save UEFI log buffer to storage</text:p>
            <text:p>device).</text:p>
            <text:p>This should not be present in retail device. Even if this is present, UEFI</text:p>
            <text:p>does not mount this in retail builds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ti</text:p>
          </table:table-cell>
          <table:table-cell table:style-name="ce9" office:value-type="string" calcext:value-type="string">
            <text:p>STI partition is for system test image. This is only for testing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xbl</text:p>
          </table:table-cell>
          <table:table-cell table:style-name="ce9" office:value-type="string" calcext:value-type="string">
            <text:p>Partition for xbl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xblbak</text:p>
          </table:table-cell>
          <table:table-cell table:style-name="ce9" office:value-type="string" calcext:value-type="string">
            <text:p>Back up partition for xbl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mic</text:p>
          </table:table-cell>
          <table:table-cell table:style-name="ce9" office:value-type="string" calcext:value-type="string">
            <text:p>Partition for pmic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micbak</text:p>
          </table:table-cell>
          <table:table-cell table:style-name="ce9" office:value-type="string" calcext:value-type="string">
            <text:p>Back up partition for pmic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bl</text:p>
          </table:table-cell>
          <table:table-cell table:style-name="ce9" office:value-type="string" calcext:value-type="string">
            <text:p>Partition for Application Boot Load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blbak</text:p>
          </table:table-cell>
          <table:table-cell table:style-name="ce9" office:value-type="string" calcext:value-type="string">
            <text:p>Back up partition for abl image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cdt</text:p>
          </table:table-cell>
          <table:table-cell table:style-name="ce9" office:value-type="string" calcext:value-type="string">
            <text:p>Partition to store Configuration Data Table.</text:p>
            <text:p>A CDT provides platform/device-dependent data, such as Platform ID,</text:p>
            <text:p>DDR hardware parameters, etc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storsec/</text:p>
            <text:p>storsecbak</text:p>
          </table:table-cell>
          <table:table-cell table:style-name="ce9" office:value-type="string" calcext:value-type="string">
            <text:p>This is for the storage secure application. The current use case is for</text:p>
            <text:p>secure write protect only, but it can be expanded for other storage use</text:p>
            <text:p>cases in the future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logdump</text:p>
          </table:table-cell>
          <table:table-cell table:style-name="ce9" office:value-type="string" calcext:value-type="string">
            <text:p>Reclaim logdump partition, User Space Log Extraction from RAM Dump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vendor_a/b</text:p>
          </table:table-cell>
          <table:table-cell table:style-name="ce9" office:value-type="string" calcext:value-type="string">
            <text:p>This partition is added for Android O vendor parti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punvm</text:p>
          </table:table-cell>
          <table:table-cell table:style-name="ce9" office:value-type="string" calcext:value-type="string">
            <text:p>spunvm partition is used by SPU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mageFv</text:p>
          </table:table-cell>
          <table:table-cell table:style-name="ce9" office:value-type="string" calcext:value-type="string">
            <text:p>Used to store uefi imag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ibib</text:p>
          </table:table-cell>
          <table:table-cell table:style-name="ce9" office:value-type="string" calcext:value-type="string">
            <text:p>The partition file of NAND flash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qdsp</text:p>
          </table:table-cell>
          <table:table-cell table:style-name="ce9" office:value-type="string" calcext:value-type="string">
            <text:p>Modem image partition for nand flash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fs</text:p>
          </table:table-cell>
          <table:table-cell table:style-name="ce9" office:value-type="string" calcext:value-type="string">
            <text:p>EFS partition(Embedded File System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z_devcfg</text:p>
          </table:table-cell>
          <table:table-cell table:style-name="ce9" office:value-type="string" calcext:value-type="string">
            <text:p>The same as devcfg partition, contains config data of TZ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pps</text:p>
          </table:table-cell>
          <table:table-cell table:style-name="ce9" office:value-type="string" calcext:value-type="string">
            <text:p>The APPS image partition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6" office:value-type="string" calcext:value-type="string">
            <text:p>loader_sti</text:p>
          </table:table-cell>
          <table:table-cell table:style-name="ce9" office:value-type="string" calcext:value-type="string">
            <text:p>The same as sti(System Test Image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ulti_image</text:p>
          </table:table-cell>
          <table:table-cell table:style-name="ce9" office:value-type="string" calcext:value-type="string">
            <text:p>multi image of OEM for MISC feature of secure-boot 3.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ulti_image</text:p>
            <text:p>_qti</text:p>
          </table:table-cell>
          <table:table-cell table:style-name="ce9" office:value-type="string" calcext:value-type="string">
            <text:p>multi image of QTI for MISC feature of secure-boot 3.0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scrub</text:p>
          </table:table-cell>
          <table:table-cell table:style-name="ce9" office:value-type="string" calcext:value-type="string">
            <text:p>The SCRUB partition for nand flash . The Flash Scrub feature is intended</text:p>
            <text:p>to enable the NAND Flash and the data stored in the NAND Flash in MDM</text:p>
            <text:p>targets to survive 15 years of use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ecdata</text:p>
          </table:table-cell>
          <table:table-cell table:style-name="ce9" office:value-type="string" calcext:value-type="string">
            <text:p>The same as Sec partition for secure boot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ache</text:p>
          </table:table-cell>
          <table:table-cell table:style-name="ce9" office:value-type="string" calcext:value-type="string">
            <text:p>The cache partition for FOT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fs2apps</text:p>
          </table:table-cell>
          <table:table-cell table:style-name="ce9" office:value-type="string" calcext:value-type="string">
            <text:p>The efs partition for AP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etadata</text:p>
          </table:table-cell>
          <table:table-cell table:style-name="ce9" office:value-type="string" calcext:value-type="string">
            <text:p>The key file for FDE/FB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qupfw</text:p>
          </table:table-cell>
          <table:table-cell table:style-name="ce9" office:value-type="string" calcext:value-type="string">
            <text:p>The firmware for QUP(I2C/SPI/UART)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QDSP_SWAP</text:p>
          </table:table-cell>
          <table:table-cell table:style-name="ce9" office:value-type="string" calcext:value-type="string">
            <text:p>This partition is used to save the swapped context between GPS &amp; LTE at</text:p>
            <text:p>run time in this partition as we only have single antenna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QDSP_Pagi</text:p>
            <text:p>ng</text:p>
          </table:table-cell>
          <table:table-cell table:style-name="ce9" office:value-type="string" calcext:value-type="string">
            <text:p>QDSP_Paging image is for the external paging purposes to load specific</text:p>
            <text:p>tech related code in DDR for memory saving.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QDSP_TIN</text:p>
            <text:p>Y</text:p>
          </table:table-cell>
          <table:table-cell table:style-name="ce9" office:value-type="string" calcext:value-type="string">
            <text:p>This partition is used to load modem image during ideal state scenarios</text:p>
            <text:p>after PCM cycle to save power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dcompres</text:p>
            <text:p>s</text:p>
          </table:table-cell>
          <table:table-cell table:style-name="ce9" office:value-type="string" calcext:value-type="string">
            <text:p>This is for minidump compression feature. Refer to 80-P8754-71 and 80-</text:p>
            <text:p>PD126-58 for minidump feature details. Customers not using minidump</text:p>
            <text:p>can ignore this partition.</text:p>
          </table:table-cell>
          <table:table-cell table:number-columns-repeated="1021"/>
        </table:table-row>
        <table:table-row table:style-name="ro8">
          <table:table-cell table:style-name="ce6" office:value-type="string" calcext:value-type="string">
            <text:p>connsec</text:p>
          </table:table-cell>
          <table:table-cell table:style-name="ce9" office:value-type="string" calcext:value-type="string">
            <text:p>This is for the ability to OEMs to disable cellular countermeasures running</text:p>
            <text:p>in the Modem. This TA routes messages to the modem via the TZSC TA.</text:p>
            <text:p>Customers not wishing to disable countermeasures in modem nor enable</text:p>
            <text:p>the connection security suite can ignore this.</text:p>
          </table:table-cell>
          <table:table-cell table:number-columns-repeated="1021"/>
        </table:table-row>
        <table:table-row table:style-name="ro9">
          <table:table-cell table:style-name="ce6" office:value-type="string" calcext:value-type="string">
            <text:p>tzsc</text:p>
          </table:table-cell>
          <table:table-cell table:style-name="ce9" office:value-type="string" calcext:value-type="string">
            <text:p>This is for the general purpose secure channel between Trustzone and the</text:p>
            <text:p><text:span text:style-name="T3">modem. It enables Qualcomm and 3</text:span><text:span text:style-name="T4">rd </text:span><text:span text:style-name="T5">parties to communicate between the</text:span></text:p>
            <text:p>AP and Modem using encryption. On 8350, the TZSC image can be</text:p>
            <text:p>embedded inside of the TZ image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qmcs</text:p>
          </table:table-cell>
          <table:table-cell table:style-name="ce9" office:value-type="string" calcext:value-type="string">
            <text:p>It is used for Demura functionality.</text:p>
            <text:p>Demura is a display feature to correct OLED panel non-uniform panel</text:p>
            <text:p>responses. Raise case to display team to know details.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10">
          <table:table-cell table:style-name="ce6" office:value-type="string" calcext:value-type="string">
            <text:p>qweslicstor</text:p>
            <text:p>e</text:p>
          </table:table-cell>
          <table:table-cell table:style-name="ce9" office:value-type="string" calcext:value-type="string">
            <text:p>Store QWES license info.</text:p>
            <text:p><text:span text:style-name="T3">QWES is Qualcomm</text:span><text:span text:style-name="T4">® </text:span><text:span text:style-name="T5">wireless edge services and it is a Set of Trusted</text:span></text:p>
            <text:p>Services rooted on hardware to securely connect &amp; manage devices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CPUCP</text:p>
          </table:table-cell>
          <table:table-cell table:style-name="ce9" office:value-type="string" calcext:value-type="string">
            <text:p>The firmware of CPU coprocessor. Provides APPS CPU coprocessor</text:p>
            <text:p>firmware for operating state managemen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endor_boo</text:p>
            <text:p>t</text:p>
          </table:table-cell>
          <table:table-cell table:style-name="ce9" office:value-type="string" calcext:value-type="string">
            <text:p>That is for follow Android R's GKI specification.</text:p>
            <text:p>Some vendor specific services/modules that are used for boot, are split out</text:p>
            <text:p>of boot image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hrm</text:p>
          </table:table-cell>
          <table:table-cell table:style-name="ce9" office:value-type="string" calcext:value-type="string">
            <text:p>SHRM firmware partition</text:p>
          </table:table-cell>
          <table:table-cell table:number-columns-repeated="1021"/>
        </table:table-row>
        <table:table-row table:style-name="ro11">
          <table:table-cell table:style-name="ce6" office:value-type="string" calcext:value-type="string">
            <text:p>slpc</text:p>
          </table:table-cell>
          <table:table-cell table:style-name="ce11" office:value-type="string" calcext:value-type="string">
            <text:p>SLPC firmware</text:p>
            <text:p><text:span text:style-name="T3">SLPC is a hardware block which interfaces with the QDSP6v4 and the </text:span><text:span text:style-name="T6">SA</text:span></text:p>
            <text:p><text:span text:style-name="T7">W </text:span><text:span text:style-name="T8">to manage interrupt and core isolation when entering SPM(SAW)</text:span></text:p>
            <text:p>managed low power modes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"</text:p>
            <text:p>vm-bootsys</text:p>
            <text:p>_a", "</text:p>
            <text:p>vm-data"</text:p>
          </table:table-cell>
          <table:table-cell table:style-name="ce9" office:value-type="string" calcext:value-type="string">
            <text:p>vm-bootsys partition would hold trusted VM boot and system image (</text:p>
            <text:p>packaged as one vm-bootsys.img). This VM is for trusted UI use case.</text:p>
            <text:p>And vm-data is a placeholder for any user-data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xbl_config</text:p>
          </table:table-cell>
          <table:table-cell table:style-name="ce9" office:value-type="string" calcext:value-type="string">
            <text:p>XBL configuration image, it is used by XBL for bring up option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op</text:p>
          </table:table-cell>
          <table:table-cell table:style-name="ce9" office:value-type="string" calcext:value-type="string">
            <text:p>AOP firmware partition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rawdump</text:p>
          </table:table-cell>
          <table:table-cell table:style-name="ce9" office:value-type="string" calcext:value-type="string">
            <text:p>It is used to save the full/mini dump into flash. Please ensure the size of</text:p>
            <text:p>this partition is big enough to contain the full/mini dump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uefisecapp</text:p>
          </table:table-cell>
          <table:table-cell table:style-name="ce9" office:value-type="string" calcext:value-type="string">
            <text:p>uefisecapp is TZ application which is used by UEFI to access RPMB for</text:p>
            <text:p>some critical data access in secure world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re_nhlos</text:p>
          </table:table-cell>
          <table:table-cell table:style-name="ce9" office:value-type="string" calcext:value-type="string">
            <text:p>non-hlos firmware image used by UEFI for subsystem image loading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featenabler</text:p>
          </table:table-cell>
          <table:table-cell table:style-name="ce9" office:value-type="string" calcext:value-type="string">
            <text:p>featenabler is TZ application used by display team for some display feature</text:p>
            <text:p>enablement.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uefivarstore</text:p>
          </table:table-cell>
          <table:table-cell table:style-name="ce9" office:value-type="string" calcext:value-type="string">
            <text:p>This partition is used to save some variables by UEFI in non-secure world,</text:p>
            <text:p>for secure device it will store variables to RPMB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atefv</text:p>
          </table:table-cell>
          <table:table-cell table:style-name="ce9" office:value-type="string" calcext:value-type="string">
            <text:p>Used internally, customer can remove it from partiton.xml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/>
          <table:table-cell table:number-columns-repeated="1021"/>
        </table:table-row>
        <table:table-row table:style-name="ro7">
          <table:table-cell table:style-name="ce6" office:value-type="string" calcext:value-type="string">
            <text:p>usb_qti</text:p>
          </table:table-cell>
          <table:table-cell table:style-name="ce9" office:value-type="string" calcext:value-type="string">
            <text:p>Used for improving USB enumeration boot KPI, Linux kernel needs USB</text:p>
            <text:p>composition information.Since this information needs to be available during</text:p>
            <text:p>every boot up consistently, USB composition information needs to be</text:p>
            <text:p>saved in persistent storage. usb_qti is reserved for this USB composition</text:p>
            <text:p>information.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IPA_FW</text:p>
          </table:table-cell>
          <table:table-cell table:style-name="ce9" office:value-type="string" calcext:value-type="string">
            <text:p>IPA_FW is a proprietary binary used in IPA HW, IPA_FW is built as part of</text:p>
            <text:p>apps images, mounted on apps after kernel drivers are loaded. This</text:p>
            <text:p>partition is to store IPA HW's firmware.</text:p>
            <text:p>IPA HW will help AP data package route to modem.</text:p>
          </table:table-cell>
          <table:table-cell table:number-columns-repeated="1021"/>
        </table:table-row>
        <table:table-row table:style-name="ro1" table:number-rows-repeated="10484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8155_es17_example.A1:8155_es17_example.H101" table:display-filter-buttons="true"/>
        <table:database-range table:name="__Anonymous_Sheet_DB__1" table:target-range-address="8155_64.A1:8155_64.I10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8295_example.A1:8295_example.H10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UnicodeMS" svg:font-family="ArialUnicodeMS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/00/00</text:date>, <text:time style:data-style-name="N2" text:time-value="14:12:30.2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19:18:30.213000000</dc:date>
    <meta:editing-duration>PT3H23M20S</meta:editing-duration>
    <meta:editing-cycles>12</meta:editing-cycles>
    <meta:generator>LibreOffice/7.2.4.1$Windows_X86_64 LibreOffice_project/27d75539669ac387bb498e35313b970b7fe9c4f9</meta:generator>
    <meta:document-statistic meta:table-count="4" meta:cell-count="2931" meta:object-count="0"/>
  </office:meta>
</office:document-meta>
</file>